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A0000009CAD7E3173A94277E3.jpg" manifest:media-type="image/jpeg"/>
  <manifest:file-entry manifest:full-path="Pictures/10000201000000680000004D4F1475F8E01FD99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exend" svg:font-family="Lexe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exend1" svg:font-family="Lexend"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4042in" fo:margin-top="0in" fo:margin-bottom="0in" fo:break-before="auto" fo:break-after="auto" table:align="center"/>
    </style:style>
    <style:style style:name="Table1.A" style:family="table-column">
      <style:table-column-properties style:column-width="1.6174in"/>
    </style:style>
    <style:style style:name="Table1.B" style:family="table-column">
      <style:table-column-properties style:column-width="4.7861in"/>
    </style:style>
    <style:style style:name="Table1.1" style:family="table-row">
      <style:table-row-properties fo:keep-together="auto"/>
    </style:style>
    <style:style style:name="Table1.A1" style:family="table-cell">
      <style:table-cell-properties fo:background-color="#45b0e1" fo:padding-left="0.0486in" fo:padding-right="0.0486in" fo:padding-top="0in" fo:padding-bottom="0in" fo:border="0.5pt solid #000000">
        <style:background-image/>
      </style:table-cell-properties>
    </style:style>
    <style:style style:name="Table1.2" style:family="table-row">
      <style:table-row-properties style:min-row-height="0.1667in" fo:keep-together="auto"/>
    </style:style>
    <style:style style:name="Table1.A2" style:family="table-cell">
      <style:table-cell-properties fo:padding-left="0.0486in" fo:padding-right="0.0486in" fo:padding-top="0in" fo:padding-bottom="0in" fo:border-left="0.5pt solid #000000" fo:border-right="none" fo:border-top="0.5pt solid #000000" fo:border-bottom="0.5pt solid #000000"/>
    </style:style>
    <style:style style:name="Table1.B2" style:family="table-cell">
      <style:table-cell-properties fo:padding-left="0.0486in" fo:padding-right="0.0486in" fo:padding-top="0in" fo:padding-bottom="0in" fo:border="0.5pt solid #000000"/>
    </style:style>
    <style:style style:name="Table1.A3" style:family="table-cell">
      <style:table-cell-properties fo:padding-left="0.0486in" fo:padding-right="0.0486in" fo:padding-top="0in" fo:padding-bottom="0in" fo:border-left="0.5pt solid #000000" fo:border-right="none" fo:border-top="0.5pt solid #000000" fo:border-bottom="0.5pt solid #000000"/>
    </style:style>
    <style:style style:name="Table1.B3" style:family="table-cell">
      <style:table-cell-properties fo:padding-left="0.0486in" fo:padding-right="0.0486in" fo:padding-top="0in" fo:padding-bottom="0in" fo:border="0.5pt solid #000000"/>
    </style:style>
    <style:style style:name="Table1.A4" style:family="table-cell">
      <style:table-cell-properties fo:padding-left="0.0486in" fo:padding-right="0.0486in" fo:padding-top="0in" fo:padding-bottom="0in" fo:border-left="0.5pt solid #000000" fo:border-right="none" fo:border-top="0.5pt solid #000000" fo:border-bottom="0.5pt solid #000000"/>
    </style:style>
    <style:style style:name="Table1.B4" style:family="table-cell">
      <style:table-cell-properties fo:padding-left="0.0486in" fo:padding-right="0.0486in" fo:padding-top="0in" fo:padding-bottom="0in" fo:border="0.5pt solid #000000"/>
    </style:style>
    <style:style style:name="Table1.A5" style:family="table-cell">
      <style:table-cell-properties fo:padding-left="0.0486in" fo:padding-right="0.0486in" fo:padding-top="0in" fo:padding-bottom="0in" fo:border-left="0.5pt solid #000000" fo:border-right="none" fo:border-top="0.5pt solid #000000" fo:border-bottom="0.5pt solid #000000"/>
    </style:style>
    <style:style style:name="Table1.B5" style:family="table-cell">
      <style:table-cell-properties fo:padding-left="0.0486in" fo:padding-right="0.0486in" fo:padding-top="0in" fo:padding-bottom="0in" fo:border="0.5pt solid #000000"/>
    </style:style>
    <style:style style:name="Table1.A6" style:family="table-cell">
      <style:table-cell-properties fo:padding-left="0.0486in" fo:padding-right="0.0486in" fo:padding-top="0in" fo:padding-bottom="0in" fo:border-left="0.5pt solid #000000" fo:border-right="none" fo:border-top="0.5pt solid #000000" fo:border-bottom="0.5pt solid #000000"/>
    </style:style>
    <style:style style:name="Table1.B6" style:family="table-cell">
      <style:table-cell-properties fo:padding-left="0.0486in" fo:padding-right="0.0486in" fo:padding-top="0in" fo:padding-bottom="0in" fo:border="0.5pt solid #000000"/>
    </style:style>
    <style:style style:name="Table1.A7" style:family="table-cell">
      <style:table-cell-properties fo:padding-left="0.0486in" fo:padding-right="0.0486in" fo:padding-top="0in" fo:padding-bottom="0in" fo:border-left="0.5pt solid #000000" fo:border-right="none" fo:border-top="0.5pt solid #000000" fo:border-bottom="0.5pt solid #000000"/>
    </style:style>
    <style:style style:name="Table1.B7" style:family="table-cell">
      <style:table-cell-properties fo:padding-left="0.0486in" fo:padding-right="0.0486in" fo:padding-top="0in" fo:padding-bottom="0in" fo:border="0.5pt solid #000000"/>
    </style:style>
    <style:style style:name="Table1.A8" style:family="table-cell">
      <style:table-cell-properties fo:padding-left="0.0486in" fo:padding-right="0.0486in" fo:padding-top="0in" fo:padding-bottom="0in" fo:border-left="0.5pt solid #000000" fo:border-right="none" fo:border-top="0.5pt solid #000000" fo:border-bottom="0.5pt solid #000000"/>
    </style:style>
    <style:style style:name="Table1.B8" style:family="table-cell">
      <style:table-cell-properties fo:padding-left="0.0486in" fo:padding-right="0.0486in" fo:padding-top="0in" fo:padding-bottom="0in" fo:border="0.5pt solid #000000"/>
    </style:style>
    <style:style style:name="Table1.A9" style:family="table-cell">
      <style:table-cell-properties fo:padding-left="0.0486in" fo:padding-right="0.0486in" fo:padding-top="0in" fo:padding-bottom="0in" fo:border-left="0.5pt solid #000000" fo:border-right="none" fo:border-top="0.5pt solid #000000" fo:border-bottom="0.5pt solid #000000"/>
    </style:style>
    <style:style style:name="Table1.B9" style:family="table-cell">
      <style:table-cell-properties fo:padding-left="0.0486in" fo:padding-right="0.0486in" fo:padding-top="0in" fo:padding-bottom="0in" fo:border="0.5pt solid #000000"/>
    </style:style>
    <style:style style:name="Table1.10" style:family="table-row">
      <style:table-row-properties style:min-row-height="0.7722in" fo:keep-together="always"/>
    </style:style>
    <style:style style:name="Table1.A10" style:family="table-cell">
      <style:table-cell-properties fo:padding-left="0.0486in" fo:padding-right="0.0486in" fo:padding-top="0in" fo:padding-bottom="0in" fo:border-left="0.5pt solid #000000" fo:border-right="none" fo:border-top="0.5pt solid #000000" fo:border-bottom="0.5pt solid #000000"/>
    </style:style>
    <style:style style:name="Table1.B10" style:family="table-cell">
      <style:table-cell-properties fo:padding-left="0.0486in" fo:padding-right="0.0486in" fo:padding-top="0in" fo:padding-bottom="0in" fo:border="0.5pt solid #000000"/>
    </style:style>
    <style:style style:name="Table1.11" style:family="table-row">
      <style:table-row-properties style:min-row-height="0.3174in" fo:keep-together="always"/>
    </style:style>
    <style:style style:name="Table1.A11" style:family="table-cell">
      <style:table-cell-properties fo:padding-left="0.0486in" fo:padding-right="0.0486in" fo:padding-top="0in" fo:padding-bottom="0in" fo:border-left="0.5pt solid #000000" fo:border-right="none" fo:border-top="0.5pt solid #000000" fo:border-bottom="0.5pt solid #000000"/>
    </style:style>
    <style:style style:name="Table1.B11" style:family="table-cell">
      <style:table-cell-properties fo:padding-left="0.0486in" fo:padding-right="0.0486in" fo:padding-top="0in" fo:padding-bottom="0in" fo:border="0.5pt solid #000000"/>
    </style:style>
    <style:style style:name="Table1.12" style:family="table-row">
      <style:table-row-properties style:min-row-height="0.416in" fo:keep-together="always"/>
    </style:style>
    <style:style style:name="Table1.A12" style:family="table-cell">
      <style:table-cell-properties fo:padding-left="0.0486in" fo:padding-right="0.0486in" fo:padding-top="0in" fo:padding-bottom="0in" fo:border-left="0.5pt solid #000000" fo:border-right="none" fo:border-top="0.5pt solid #000000" fo:border-bottom="0.5pt solid #000000"/>
    </style:style>
    <style:style style:name="Table1.B12" style:family="table-cell">
      <style:table-cell-properties fo:padding-left="0.0486in" fo:padding-right="0.0486in" fo:padding-top="0in" fo:padding-bottom="0in" fo:border="0.5pt solid #000000"/>
    </style:style>
    <style:style style:name="Table1.13" style:family="table-row">
      <style:table-row-properties style:min-row-height="0.2014in" fo:keep-together="always"/>
    </style:style>
    <style:style style:name="Table1.A13" style:family="table-cell">
      <style:table-cell-properties fo:padding-left="0.0486in" fo:padding-right="0.0486in" fo:padding-top="0in" fo:padding-bottom="0in" fo:border-left="0.5pt solid #000000" fo:border-right="none" fo:border-top="0.5pt solid #000000" fo:border-bottom="0.5pt solid #000000"/>
    </style:style>
    <style:style style:name="Table1.B13" style:family="table-cell">
      <style:table-cell-properties fo:padding-left="0.0486in" fo:padding-right="0.0486in" fo:padding-top="0in" fo:padding-bottom="0in" fo:border="0.5pt solid #000000"/>
    </style:style>
    <style:style style:name="Table1.14" style:family="table-row">
      <style:table-row-properties style:min-row-height="0.4792in" fo:keep-together="always"/>
    </style:style>
    <style:style style:name="Table1.A14" style:family="table-cell">
      <style:table-cell-properties fo:padding-left="0.0486in" fo:padding-right="0.0486in" fo:padding-top="0in" fo:padding-bottom="0in" fo:border-left="0.5pt solid #000000" fo:border-right="none" fo:border-top="0.5pt solid #000000" fo:border-bottom="0.5pt solid #000000"/>
    </style:style>
    <style:style style:name="Table1.B14" style:family="table-cell">
      <style:table-cell-properties fo:padding-left="0.0486in" fo:padding-right="0.0486in" fo:padding-top="0in" fo:padding-bottom="0in" fo:border="0.5pt solid #000000"/>
    </style:style>
    <style:style style:name="Table1.15" style:family="table-row">
      <style:table-row-properties style:min-row-height="0.1944in" fo:keep-together="always"/>
    </style:style>
    <style:style style:name="Table1.A15" style:family="table-cell">
      <style:table-cell-properties fo:padding-left="0.0486in" fo:padding-right="0.0486in" fo:padding-top="0in" fo:padding-bottom="0in" fo:border-left="0.5pt solid #000000" fo:border-right="none" fo:border-top="0.5pt solid #000000" fo:border-bottom="0.5pt solid #000000"/>
    </style:style>
    <style:style style:name="Table1.B15" style:family="table-cell">
      <style:table-cell-properties fo:padding-left="0.0486in" fo:padding-right="0.0486in" fo:padding-top="0in" fo:padding-bottom="0in" fo:border="0.5pt solid #000000"/>
    </style:style>
    <style:style style:name="Table1.16" style:family="table-row">
      <style:table-row-properties style:min-row-height="0.4819in" fo:keep-together="always"/>
    </style:style>
    <style:style style:name="Table1.A16" style:family="table-cell">
      <style:table-cell-properties fo:padding-left="0.0486in" fo:padding-right="0.0486in" fo:padding-top="0in" fo:padding-bottom="0in" fo:border-left="0.5pt solid #000000" fo:border-right="none" fo:border-top="0.5pt solid #000000" fo:border-bottom="0.5pt solid #000000"/>
    </style:style>
    <style:style style:name="Table1.B16" style:family="table-cell">
      <style:table-cell-properties fo:padding-left="0.0486in" fo:padding-right="0.0486in" fo:padding-top="0in" fo:padding-bottom="0in" fo:border="0.5pt solid #000000"/>
    </style:style>
    <style:style style:name="Table1.17" style:family="table-row">
      <style:table-row-properties style:min-row-height="0.8993in" fo:keep-together="always"/>
    </style:style>
    <style:style style:name="Table1.A17" style:family="table-cell">
      <style:table-cell-properties fo:padding-left="0.0486in" fo:padding-right="0.0486in" fo:padding-top="0in" fo:padding-bottom="0in" fo:border-left="0.5pt solid #000000" fo:border-right="none" fo:border-top="0.5pt solid #000000" fo:border-bottom="0.5pt solid #000000"/>
    </style:style>
    <style:style style:name="Table1.B17" style:family="table-cell">
      <style:table-cell-properties fo:padding-left="0.0486in" fo:padding-right="0.0486in" fo:padding-top="0in" fo:padding-bottom="0in" fo:border="0.5pt solid #000000"/>
    </style:style>
    <style:style style:name="Table1.A18" style:family="table-cell">
      <style:table-cell-properties fo:padding-left="0.0486in" fo:padding-right="0.0486in" fo:padding-top="0in" fo:padding-bottom="0in" fo:border-left="0.5pt solid #000000" fo:border-right="none" fo:border-top="0.5pt solid #000000" fo:border-bottom="0.5pt solid #000000"/>
    </style:style>
    <style:style style:name="Table1.B18" style:family="table-cell">
      <style:table-cell-properties fo:padding-left="0.0486in" fo:padding-right="0.0486in" fo:padding-top="0in" fo:padding-bottom="0in" fo:border="0.5pt solid #000000"/>
    </style:style>
    <style:style style:name="Table1.19" style:family="table-row">
      <style:table-row-properties style:min-row-height="0.3326in" fo:keep-together="always"/>
    </style:style>
    <style:style style:name="Table1.A19" style:family="table-cell">
      <style:table-cell-properties fo:padding-left="0.0486in" fo:padding-right="0.0486in" fo:padding-top="0in" fo:padding-bottom="0in" fo:border-left="0.5pt solid #000000" fo:border-right="none" fo:border-top="0.5pt solid #000000" fo:border-bottom="0.5pt solid #000000"/>
    </style:style>
    <style:style style:name="Table1.B19" style:family="table-cell">
      <style:table-cell-properties fo:padding-left="0.0486in" fo:padding-right="0.0486in" fo:padding-top="0in" fo:padding-bottom="0in" fo:border="0.5pt solid #000000"/>
    </style:style>
    <style:style style:name="Table1.20" style:family="table-row">
      <style:table-row-properties style:min-row-height="0.3424in" fo:keep-together="always"/>
    </style:style>
    <style:style style:name="Table1.A20" style:family="table-cell">
      <style:table-cell-properties fo:padding-left="0.0486in" fo:padding-right="0.0486in" fo:padding-top="0in" fo:padding-bottom="0in" fo:border-left="0.5pt solid #000000" fo:border-right="none" fo:border-top="0.5pt solid #000000" fo:border-bottom="0.5pt solid #000000"/>
    </style:style>
    <style:style style:name="Table1.B20" style:family="table-cell">
      <style:table-cell-properties fo:padding-left="0.0486in" fo:padding-right="0.0486in" fo:padding-top="0in" fo:padding-bottom="0in" fo:border="0.5pt solid #000000"/>
    </style:style>
    <style:style style:name="Table1.A21" style:family="table-cell">
      <style:table-cell-properties fo:padding-left="0.0486in" fo:padding-right="0.0486in" fo:padding-top="0in" fo:padding-bottom="0in" fo:border-left="0.5pt solid #000000" fo:border-right="none" fo:border-top="0.5pt solid #000000" fo:border-bottom="0.5pt solid #000000"/>
    </style:style>
    <style:style style:name="Table1.B21" style:family="table-cell">
      <style:table-cell-properties fo:padding-left="0.0486in" fo:padding-right="0.0486in" fo:padding-top="0in" fo:padding-bottom="0in" fo:border="0.5pt solid #000000"/>
    </style:style>
    <style:style style:name="Table1.A22" style:family="table-cell">
      <style:table-cell-properties fo:padding-left="0.0486in" fo:padding-right="0.0486in" fo:padding-top="0in" fo:padding-bottom="0in" fo:border-left="0.5pt solid #000000" fo:border-right="none" fo:border-top="0.5pt solid #000000" fo:border-bottom="0.5pt solid #000000"/>
    </style:style>
    <style:style style:name="Table1.B22" style:family="table-cell">
      <style:table-cell-properties fo:padding-left="0.0486in" fo:padding-right="0.0486in" fo:padding-top="0in" fo:padding-bottom="0in" fo:border="0.5pt solid #000000"/>
    </style:style>
    <style:style style:name="Table1.23" style:family="table-row">
      <style:table-row-properties style:min-row-height="0.3132in" fo:keep-together="always"/>
    </style:style>
    <style:style style:name="Table1.A23" style:family="table-cell">
      <style:table-cell-properties fo:padding-left="0.0486in" fo:padding-right="0.0486in" fo:padding-top="0in" fo:padding-bottom="0in" fo:border-left="0.5pt solid #000000" fo:border-right="none" fo:border-top="0.5pt solid #000000" fo:border-bottom="0.5pt solid #000000"/>
    </style:style>
    <style:style style:name="Table1.B23" style:family="table-cell">
      <style:table-cell-properties fo:padding-left="0.0486in" fo:padding-right="0.0486in" fo:padding-top="0in" fo:padding-bottom="0in" fo:border="0.5pt solid #000000"/>
    </style:style>
    <style:style style:name="P1" style:family="paragraph" style:parent-style-name="Standard">
      <style:paragraph-properties fo:line-height="100%" fo:text-align="justify" style:justify-single-word="false"/>
      <style:text-properties style:font-name="Arial" fo:font-size="10pt" style:font-name-asian="Arial1" style:font-size-asian="10pt" style:font-name-complex="Arial1" style:font-size-complex="10pt"/>
    </style:style>
    <style:style style:name="P2" style:family="paragraph" style:parent-style-name="Standard">
      <style:paragraph-properties fo:line-height="115%"/>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fo:font-size="10pt" style:font-name-asian="Arial1" style:font-size-asian="10pt" style:font-name-complex="Arial1" style:font-size-complex="10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text-properties style:font-name="Lexend" fo:font-size="10pt" style:font-name-asian="Lexend1" style:font-size-asian="10pt" style:font-name-complex="Lexend1" style:font-size-complex="10pt"/>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Arial" fo:font-size="10pt" style:font-name-asian="Arial1" style:font-size-asian="10pt" style:font-name-complex="Arial1" style:font-size-complex="10pt"/>
    </style:style>
    <style:style style:name="P11"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2"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6528in" style:type="right"/>
        </style:tab-stops>
      </style:paragraph-properties>
    </style:style>
    <style:style style:name="P13" style:family="paragraph" style:parent-style-name="Standard">
      <style:paragraph-properties fo:margin-left="0in" fo:margin-right="0in" fo:margin-top="0.0835in" fo:margin-bottom="0.0835in" loext:contextual-spacing="false" fo:line-height="100%" fo:text-align="center"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padding="0in" fo:border="none" fo:keep-with-next="auto"/>
    </style:style>
    <style:style style:name="P15" style:family="paragraph" style:parent-style-name="Standard" style:list-style-name="WWNum5">
      <style:paragraph-properties fo:margin-left="0.5in" fo:margin-right="0in" fo:margin-top="0.1665in" fo:margin-bottom="0in" loext:contextual-spacing="false" fo:line-height="115%" fo:text-align="justify" style:justify-single-word="false" fo:text-indent="-0.25in" style:auto-text-indent="false"/>
    </style:style>
    <style:style style:name="P16" style:family="paragraph" style:parent-style-name="Standard" style:list-style-name="WWNum6">
      <style:paragraph-properties fo:margin-left="0.5in" fo:margin-right="0in" fo:margin-top="0.1665in" fo:margin-bottom="0in" loext:contextual-spacing="false" fo:line-height="115%" fo:text-indent="-0.25in" style:auto-text-indent="false"/>
    </style:style>
    <style:style style:name="P17"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8" style:family="paragraph" style:parent-style-name="Standard" style:list-style-name="WWNum11">
      <style:paragraph-properties fo:margin-left="0.5in" fo:margin-right="0in" fo:margin-top="0.1665in" fo:margin-bottom="0in" loext:contextual-spacing="false" fo:line-height="115%" fo:text-indent="-0.25in" style:auto-text-indent="false"/>
    </style:style>
    <style:style style:name="P19" style:family="paragraph" style:parent-style-name="Standard" style:list-style-name="WWNum1">
      <style:paragraph-properties fo:margin-left="0.5in" fo:margin-right="0in" fo:margin-top="0.1665in" fo:margin-bottom="0in" loext:contextual-spacing="false" fo:line-height="115%" fo:text-indent="-0.25in" style:auto-text-indent="false"/>
    </style:style>
    <style:style style:name="P20" style:family="paragraph" style:parent-style-name="Standard" style:list-style-name="WWNum18">
      <style:paragraph-properties fo:margin-left="0.5in" fo:margin-right="0in" fo:margin-top="0.1665in" fo:margin-bottom="0in" loext:contextual-spacing="false" fo:line-height="115%" fo:text-indent="-0.25in" style:auto-text-indent="false"/>
    </style:style>
    <style:style style:name="P21" style:family="paragraph" style:parent-style-name="Standard" style:list-style-name="WWNum8">
      <style:paragraph-properties fo:margin-left="0.5in" fo:margin-right="0in" fo:margin-top="0.1665in" fo:margin-bottom="0in" loext:contextual-spacing="false" fo:line-height="115%" fo:text-indent="-0.25in" style:auto-text-indent="false"/>
    </style:style>
    <style:style style:name="P22" style:family="paragraph" style:parent-style-name="Standard" style:list-style-name="WWNum4">
      <style:paragraph-properties fo:margin-left="0.5in" fo:margin-right="0in" fo:margin-top="0.1665in" fo:margin-bottom="0in" loext:contextual-spacing="false" fo:line-height="115%" fo:text-indent="-0.25in" style:auto-text-indent="false"/>
    </style:style>
    <style:style style:name="P23"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12">
      <style:paragraph-properties fo:margin-left="0.5in" fo:margin-right="0in" fo:margin-top="0.1665in" fo:margin-bottom="0in" loext:contextual-spacing="false" fo:line-height="100%" fo:text-indent="-0.25in" style:auto-text-indent="false" fo:padding="0in" fo:border="none"/>
    </style:style>
    <style:style style:name="P31" style:family="paragraph" style:parent-style-name="Standard" style:list-style-name="WWNum9">
      <style:paragraph-properties fo:margin-left="0.5in" fo:margin-right="0in" fo:margin-top="0.1665in" fo:margin-bottom="0in" loext:contextual-spacing="false" fo:line-height="100%" fo:text-indent="-0.25in" style:auto-text-indent="false" fo:padding="0in" fo:border="none"/>
    </style:style>
    <style:style style:name="P32" style:family="paragraph" style:parent-style-name="Standard" style:list-style-name="WWNum5">
      <style:paragraph-properties fo:margin-left="0.5in" fo:margin-right="0in" fo:margin-top="0in" fo:margin-bottom="0in" loext:contextual-spacing="false" fo:line-height="115%" fo:text-align="justify" style:justify-single-word="false" fo:text-indent="-0.25in" style:auto-text-indent="false"/>
    </style:style>
    <style:style style:name="P33"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34"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35" style:family="paragraph" style:parent-style-name="Standard" style:list-style-name="WWNum11">
      <style:paragraph-properties fo:margin-left="0.5in" fo:margin-right="0in" fo:margin-top="0in" fo:margin-bottom="0in" loext:contextual-spacing="false" fo:line-height="115%" fo:text-indent="-0.25in" style:auto-text-indent="false"/>
    </style:style>
    <style:style style:name="P36" style:family="paragraph" style:parent-style-name="Standard" style:list-style-name="WWNum1">
      <style:paragraph-properties fo:margin-left="0.5in" fo:margin-right="0in" fo:margin-top="0in" fo:margin-bottom="0in" loext:contextual-spacing="false" fo:line-height="115%" fo:text-indent="-0.25in" style:auto-text-indent="false"/>
    </style:style>
    <style:style style:name="P37" style:family="paragraph" style:parent-style-name="Standard" style:list-style-name="WWNum18">
      <style:paragraph-properties fo:margin-left="0.5in" fo:margin-right="0in" fo:margin-top="0in" fo:margin-bottom="0in" loext:contextual-spacing="false" fo:line-height="115%" fo:text-indent="-0.25in" style:auto-text-indent="false"/>
    </style:style>
    <style:style style:name="P38" style:family="paragraph" style:parent-style-name="Standard" style:list-style-name="WWNum8">
      <style:paragraph-properties fo:margin-left="0.5in" fo:margin-right="0in" fo:margin-top="0in" fo:margin-bottom="0in" loext:contextual-spacing="false" fo:line-height="115%" fo:text-indent="-0.25in" style:auto-text-indent="false"/>
    </style:style>
    <style:style style:name="P39"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40"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42"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43"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44"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45"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4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12">
      <style:paragraph-properties fo:margin-left="0.5in" fo:margin-right="0in" fo:margin-top="0in" fo:margin-bottom="0in" loext:contextual-spacing="false" fo:line-height="100%" fo:text-indent="-0.25in" style:auto-text-indent="false" fo:padding="0in" fo:border="none"/>
    </style:style>
    <style:style style:name="P48" style:family="paragraph" style:parent-style-name="Standard" style:list-style-name="WWNum9">
      <style:paragraph-properties fo:margin-left="0.5in" fo:margin-right="0in" fo:margin-top="0in" fo:margin-bottom="0in" loext:contextual-spacing="false" fo:line-height="100%" fo:text-indent="-0.25in" style:auto-text-indent="false" fo:padding="0in" fo:border="none"/>
    </style:style>
    <style:style style:name="P49" style:family="paragraph" style:parent-style-name="Standard" style:list-style-name="WWNum5">
      <style:paragraph-properties fo:margin-left="0.5in" fo:margin-right="0in" fo:margin-top="0in" fo:margin-bottom="0.1665in" loext:contextual-spacing="false" fo:line-height="115%" fo:text-align="justify" style:justify-single-word="false" fo:text-indent="-0.25in" style:auto-text-indent="false"/>
    </style:style>
    <style:style style:name="P50" style:family="paragraph" style:parent-style-name="Standard" style:list-style-name="WWNum6">
      <style:paragraph-properties fo:margin-left="0.5in" fo:margin-right="0in" fo:margin-top="0in" fo:margin-bottom="0.1665in" loext:contextual-spacing="false" fo:line-height="115%" fo:text-indent="-0.25in" style:auto-text-indent="false"/>
    </style:style>
    <style:style style:name="P51"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52" style:family="paragraph" style:parent-style-name="Standard" style:list-style-name="WWNum11">
      <style:paragraph-properties fo:margin-left="0.5in" fo:margin-right="0in" fo:margin-top="0in" fo:margin-bottom="0.1665in" loext:contextual-spacing="false" fo:line-height="115%" fo:text-indent="-0.25in" style:auto-text-indent="false"/>
    </style:style>
    <style:style style:name="P53" style:family="paragraph" style:parent-style-name="Standard" style:list-style-name="WWNum1">
      <style:paragraph-properties fo:margin-left="0.5in" fo:margin-right="0in" fo:margin-top="0in" fo:margin-bottom="0.1665in" loext:contextual-spacing="false" fo:line-height="115%" fo:text-indent="-0.25in" style:auto-text-indent="false"/>
    </style:style>
    <style:style style:name="P54" style:family="paragraph" style:parent-style-name="Standard" style:list-style-name="WWNum18">
      <style:paragraph-properties fo:margin-left="0.5in" fo:margin-right="0in" fo:margin-top="0in" fo:margin-bottom="0.1665in" loext:contextual-spacing="false" fo:line-height="115%" fo:text-indent="-0.25in" style:auto-text-indent="false"/>
    </style:style>
    <style:style style:name="P55" style:family="paragraph" style:parent-style-name="Standard" style:list-style-name="WWNum8">
      <style:paragraph-properties fo:margin-left="0.5in" fo:margin-right="0in" fo:margin-top="0in" fo:margin-bottom="0.1665in" loext:contextual-spacing="false" fo:line-height="115%" fo:text-indent="-0.25in" style:auto-text-indent="false"/>
    </style:style>
    <style:style style:name="P56" style:family="paragraph" style:parent-style-name="Standard" style:list-style-name="WWNum4">
      <style:paragraph-properties fo:margin-left="0.5in" fo:margin-right="0in" fo:margin-top="0in" fo:margin-bottom="0.1665in" loext:contextual-spacing="false" fo:line-height="115%" fo:text-indent="-0.25in" style:auto-text-indent="false"/>
    </style:style>
    <style:style style:name="P57"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58"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59"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60"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61"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62"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63"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64" style:family="paragraph" style:parent-style-name="Standard" style:list-style-name="WWNum7">
      <style:paragraph-properties fo:margin-left="0.5in" fo:margin-right="0in" fo:margin-top="0.0417in" fo:margin-bottom="0.0417in" loext:contextual-spacing="false" fo:line-height="100%" fo:text-indent="-0.25in" style:auto-text-indent="false" fo:padding="0in" fo:border="none"/>
    </style:style>
    <style:style style:name="P65" style:family="paragraph" style:parent-style-name="Standard" style:list-style-name="WWNum7">
      <style:paragraph-properties fo:margin-left="0.5in" fo:margin-right="0in" fo:margin-top="0.0417in" fo:margin-bottom="0in" loext:contextual-spacing="false" fo:line-height="100%" fo:text-indent="-0.25in" style:auto-text-indent="false" fo:padding="0in" fo:border="none"/>
    </style:style>
    <style:style style:name="P66" style:family="paragraph" style:parent-style-name="Standard" style:list-style-name="WWNum12">
      <style:paragraph-properties fo:margin-left="1in" fo:margin-right="0in" fo:margin-top="0in" fo:margin-bottom="0in" loext:contextual-spacing="false" fo:line-height="100%" fo:text-indent="-0.25in" style:auto-text-indent="false" fo:padding="0in" fo:border="none"/>
    </style:style>
    <style:style style:name="P67" style:family="paragraph" style:parent-style-name="Standard" style:list-style-name="WWNum9">
      <style:paragraph-properties fo:margin-left="1in" fo:margin-right="0in" fo:margin-top="0in" fo:margin-bottom="0in" loext:contextual-spacing="false" fo:line-height="100%" fo:text-indent="-0.25in" style:auto-text-indent="false" fo:padding="0in" fo:border="none"/>
    </style:style>
    <style:style style:name="P68" style:family="paragraph" style:parent-style-name="Standard" style:list-style-name="WWNum12">
      <style:paragraph-properties fo:margin-left="1in" fo:margin-right="0in" fo:margin-top="0in" fo:margin-bottom="0.1665in" loext:contextual-spacing="false" fo:line-height="100%" fo:text-indent="-0.25in" style:auto-text-indent="false" fo:padding="0in" fo:border="none"/>
    </style:style>
    <style:style style:name="P69" style:family="paragraph" style:parent-style-name="Standard" style:list-style-name="WWNum9">
      <style:paragraph-properties fo:margin-left="1in" fo:margin-right="0in" fo:margin-top="0in" fo:margin-bottom="0.1665in" loext:contextual-spacing="false" fo:line-height="100%" fo:text-indent="-0.25in" style:auto-text-indent="false" fo:padding="0in" fo:border="none"/>
    </style:style>
    <style:style style:name="P70" style:family="paragraph" style:parent-style-name="Standard" style:list-style-name="WWNum7">
      <style:paragraph-properties fo:margin-left="1in" fo:margin-right="0in" fo:margin-top="0in" fo:margin-bottom="0.0417in" loext:contextual-spacing="false" fo:line-height="100%" fo:text-indent="-0.25in" style:auto-text-indent="false" fo:padding="0in" fo:border="none"/>
    </style:style>
    <style:style style:name="P71" style:family="paragraph" style:parent-style-name="Standard">
      <style:paragraph-properties fo:margin-left="0in" fo:margin-right="0in" fo:margin-top="0.0417in" fo:margin-bottom="0.0417in" loext:contextual-spacing="false" fo:line-height="100%" fo:text-indent="0in" style:auto-text-indent="false" fo:padding="0in" fo:border="none"/>
      <style:text-properties style:font-name="Arial" fo:font-size="10pt" style:font-name-asian="Arial1" style:font-size-asian="10pt" style:font-name-complex="Arial1" style:font-size-complex="10pt"/>
    </style:style>
    <style:style style:name="P72" style:family="paragraph" style:parent-style-name="Standard">
      <style:paragraph-properties fo:margin-left="0in" fo:margin-right="0in" fo:margin-top="0.1665in" fo:margin-bottom="0.1665in" loext:contextual-spacing="false" fo:line-height="115%" fo:text-indent="0in" style:auto-text-indent="false"/>
      <style:text-properties style:font-name="Lexend" fo:font-size="10pt" fo:font-weight="bold" style:font-name-asian="Lexend1" style:font-size-asian="10pt" style:font-weight-asian="bold" style:font-name-complex="Lexend1" style:font-size-complex="10pt"/>
    </style:style>
    <style:style style:name="P73" style:family="paragraph" style:parent-style-name="Standard">
      <style:paragraph-properties fo:margin-left="0in" fo:margin-right="0in" fo:margin-top="0.1665in" fo:margin-bottom="0.1665in" loext:contextual-spacing="false" fo:line-height="100%" fo:text-indent="0in" style:auto-text-indent="false"/>
      <style:text-properties style:font-name="Arial" fo:font-size="10pt" style:font-name-asian="Arial1" style:font-size-asian="10pt" style:font-name-complex="Arial1" style:font-size-complex="10pt"/>
    </style:style>
    <style:style style:name="P74" style:family="paragraph" style:parent-style-name="Standard">
      <style:paragraph-properties fo:margin-top="0.1665in" fo:margin-bottom="0.1665in" loext:contextual-spacing="false" fo:line-height="100%"/>
    </style:style>
    <style:style style:name="P75" style:family="paragraph" style:parent-style-name="Standard">
      <style:paragraph-properties fo:margin-top="0.1665in" fo:margin-bottom="0.1665in" loext:contextual-spacing="false" fo:line-height="100%" fo:text-align="justify" style:justify-single-word="false"/>
    </style:style>
    <style:style style:name="P76" style:family="paragraph" style:parent-style-name="Standard">
      <style:paragraph-properties fo:margin-top="0.1665in" fo:margin-bottom="0.1665in" loext:contextual-spacing="false" fo:line-height="100%"/>
      <style:text-properties style:font-name="Arial" fo:font-size="10pt" style:font-name-asian="Arial1" style:font-size-asian="10pt" style:font-name-complex="Arial1" style:font-size-complex="10pt"/>
    </style:style>
    <style:style style:name="P77" style:family="paragraph" style:parent-style-name="Standard">
      <style:paragraph-properties fo:margin-top="0.1665in" fo:margin-bottom="0.1665in" loext:contextual-spacing="false" fo:line-height="100%"/>
      <style:text-properties style:font-name="Arial" fo:font-size="10pt" fo:font-weight="bold" style:font-name-asian="Arial1" style:font-size-asian="10pt" style:font-weight-asian="bold" style:font-name-complex="Arial1" style:font-size-complex="10pt"/>
    </style:style>
    <style:style style:name="P78" style:family="paragraph" style:parent-style-name="Standard">
      <style:paragraph-properties fo:margin-top="0.1665in" fo:margin-bottom="0in" loext:contextual-spacing="false" fo:line-height="100%" fo:text-align="justify" style:justify-single-word="false"/>
    </style:style>
    <style:style style:name="P79" style:family="paragraph" style:parent-style-name="Standard">
      <style:paragraph-properties fo:margin-left="0.4862in" fo:margin-right="0in" fo:margin-top="0.1665in" fo:margin-bottom="0in" loext:contextual-spacing="false" fo:line-height="100%" fo:text-align="justify" style:justify-single-word="false" fo:text-indent="0in" style:auto-text-indent="false"/>
    </style:style>
    <style:style style:name="P80" style:family="paragraph" style:parent-style-name="Standard">
      <style:paragraph-properties fo:margin-left="0.4862in" fo:margin-right="0in" fo:margin-top="0.1665in" fo:margin-bottom="0in" loext:contextual-spacing="false" fo:line-height="100%" fo:text-align="justify" style:justify-single-word="false" fo:text-indent="0in" style:auto-text-indent="false"/>
      <style:text-properties style:font-name="Arial" fo:font-size="10pt" style:font-name-asian="Arial1" style:font-size-asian="10pt" style:font-name-complex="Arial1" style:font-size-complex="10pt"/>
    </style:style>
    <style:style style:name="P81" style:family="paragraph" style:parent-style-name="Standard">
      <style:paragraph-properties fo:margin-left="0.9862in" fo:margin-right="0in" fo:margin-top="0.1665in" fo:margin-bottom="0in" loext:contextual-spacing="false" fo:line-height="100%" fo:text-align="justify" style:justify-single-word="false" fo:text-indent="0in" style:auto-text-indent="false"/>
    </style:style>
    <style:style style:name="P82" style:family="paragraph" style:parent-style-name="Heading_20_3">
      <style:paragraph-properties fo:margin-left="0.5in" fo:margin-right="0in" fo:line-height="100%" fo:keep-together="auto" fo:text-indent="-0.25in" style:auto-text-indent="false" fo:padding="0in" fo:border="none" fo:keep-with-next="auto"/>
    </style:style>
    <style:style style:name="P83" style:family="paragraph" style:parent-style-name="Heading_20_3">
      <style:paragraph-properties fo:margin-left="0.5in" fo:margin-right="0in" fo:line-height="115%" fo:keep-together="auto" fo:text-indent="-0.25in" style:auto-text-indent="false" fo:keep-with-next="auto"/>
    </style:style>
    <style:style style:name="P84" style:family="paragraph" style:parent-style-name="Heading_20_3">
      <style:paragraph-properties fo:margin-left="0.5in" fo:margin-right="0in" fo:line-height="100%" fo:keep-together="auto" fo:text-indent="-0.25in" style:auto-text-indent="false" fo:keep-with-next="auto"/>
    </style:style>
    <style:style style:name="P85" style:family="paragraph" style:parent-style-name="Heading_20_3">
      <style:paragraph-properties fo:line-height="100%" fo:text-align="justify" style:justify-single-word="false" fo:keep-together="auto" fo:keep-with-next="auto"/>
    </style:style>
    <style:style style:name="P86" style:family="paragraph" style:parent-style-name="Heading_20_3">
      <style:paragraph-properties fo:line-height="100%" fo:keep-together="auto" fo:keep-with-next="auto"/>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2"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3"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fo:background-color="#ffff00"/>
    </style:style>
    <style:style style:name="T4"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5" style:family="text">
      <style:text-properties fo:font-variant="normal" fo:text-transform="none" fo:color="#000000" style:text-line-through-style="none" style:text-line-through-type="none" style:text-position="0% 100%" style:font-name="Lexend" fo:font-size="12pt" fo:font-style="normal" style:text-underline-style="none" fo:font-weight="bold" style:font-name-asian="Lexend1" style:font-size-asian="12pt" style:font-style-asian="normal" style:font-weight-asian="bold" style:font-name-complex="Lexend1" style:font-size-complex="12pt"/>
    </style:style>
    <style:style style:name="T6" style:family="text">
      <style:text-properties fo:font-variant="normal" fo:text-transform="none" fo:color="#000000" style:text-line-through-style="none" style:text-line-through-type="none" style:text-position="0% 100%" style:font-name="Lexend" fo:font-size="10pt" fo:font-style="normal" style:text-underline-style="none" fo:font-weight="bold" style:font-name-asian="Lexend1" style:font-size-asian="10pt" style:font-style-asian="normal" style:font-weight-asian="bold" style:font-name-complex="Lexend1" style:font-size-complex="10pt" fo:background-color="#ffff00"/>
    </style:style>
    <style:style style:name="T7" style:family="text">
      <style:text-properties fo:font-variant="normal" fo:text-transform="none" fo:color="#000000" style:text-line-through-style="none" style:text-line-through-type="none" style:text-position="0% 100%" style:font-name="Lexend" fo:font-size="10pt" fo:font-style="normal" style:text-underline-style="none" fo:font-weight="bold" style:font-name-asian="Lexend1" style:font-size-asian="10pt" style:font-style-asian="normal" style:font-weight-asian="bold" style:font-name-complex="Lexend1" style:font-size-complex="10pt"/>
    </style:style>
    <style:style style:name="T8" style:family="text">
      <style:text-properties fo:font-variant="normal" fo:text-transform="none" fo:color="#000000" style:text-line-through-style="none" style:text-line-through-type="none" style:text-position="0% 100%" style:font-name="Liberation Serif" fo:font-size="9pt" fo:font-style="normal" style:text-underline-style="none" fo:font-weight="normal" style:font-name-asian="Liberation Serif1" style:font-size-asian="9pt" style:font-style-asian="normal" style:font-weight-asian="normal" style:font-name-complex="Liberation Serif1" style:font-size-complex="9pt"/>
    </style:style>
    <style:style style:name="T9" style:family="text">
      <style:text-properties style:font-name="Lexend" fo:font-size="10pt" fo:font-weight="bold" style:font-name-asian="Lexend1" style:font-size-asian="10pt" style:font-weight-asian="bold" style:font-name-complex="Lexend1" style:font-size-complex="10pt"/>
    </style:style>
    <style:style style:name="T10" style:family="text">
      <style:text-properties style:font-name="Lexend" fo:font-size="10pt" fo:font-weight="bold" style:font-name-asian="Lexend1" style:font-size-asian="10pt" style:font-weight-asian="bold" style:font-name-complex="Lexend1" style:font-size-complex="10pt" fo:background-color="#ffff00"/>
    </style:style>
    <style:style style:name="T11" style:family="text">
      <style:text-properties style:font-name="Lexend" fo:font-size="10pt" style:font-name-asian="Lexend1" style:font-size-asian="10pt" style:font-name-complex="Lexend1" style:font-size-complex="10pt"/>
    </style:style>
    <style:style style:name="T12" style:family="text">
      <style:text-properties style:font-name="Lexend" fo:font-size="12pt" style:font-name-asian="Lexend1" style:font-size-asian="12pt" style:font-name-complex="Lexend1" style:font-size-complex="12pt"/>
    </style:style>
    <style:style style:name="T13" style:family="text">
      <style:text-properties style:font-name="Lexend" fo:font-size="8pt" style:font-name-asian="Lexend1" style:font-size-asian="8pt" style:font-name-complex="Lexend1" style:font-size-complex="8pt"/>
    </style:style>
    <style:style style:name="T14" style:family="text">
      <style:text-properties style:font-name="Lexend" fo:font-size="8pt" fo:font-weight="bold" style:font-name-asian="Lexend1" style:font-size-asian="8pt" style:font-weight-asian="bold" style:font-name-complex="Lexend1" style:font-size-complex="8pt"/>
    </style:style>
    <style:style style:name="T15" style:family="text">
      <style:text-properties style:font-name="Arial" fo:font-size="10pt" style:font-name-asian="Arial1" style:font-size-asian="10pt" style:font-name-complex="Arial1" style:font-size-complex="10pt"/>
    </style:style>
    <style:style style:name="T16" style:family="text">
      <style:text-properties style:font-name="Arial" fo:font-size="10pt" fo:font-weight="bold" style:font-name-asian="Arial1" style:font-size-asian="10pt" style:font-weight-asian="bold" style:font-name-complex="Arial1" style:font-size-complex="10pt"/>
    </style:style>
    <style:style style:name="T17" style:family="text">
      <style:text-properties style:font-name="Arial" fo:font-size="10pt" style:text-underline-style="none" fo:font-weight="bold" style:font-name-asian="Arial1" style:font-size-asian="10pt" style:font-weight-asian="bold" style:font-name-complex="Arial1" style:font-size-complex="10pt"/>
    </style:style>
    <style:style style:name="T18" style:family="text">
      <style:text-properties style:font-name="Arial" fo:font-size="10pt" style:text-underline-style="none" style:font-name-asian="Arial1" style:font-size-asian="10pt" style:font-name-complex="Arial1" style:font-size-complex="10pt"/>
    </style:style>
    <style:style style:name="T19" style:family="text">
      <style:text-properties style:font-name="Arial" fo:font-size="10pt" style:text-underline-style="solid" style:text-underline-width="auto" style:text-underline-color="font-color" style:font-name-asian="Arial1" style:font-size-asian="10pt" style:font-name-complex="Arial1" style:font-size-complex="10pt"/>
    </style:style>
    <style:style style:name="T20" style:family="text">
      <style:text-properties style:font-name="Arial" fo:font-size="9pt" fo:font-weight="bold" style:font-name-asian="Arial1" style:font-size-asian="9pt" style:font-weight-asian="bold" style:font-name-complex="Arial1" style:font-size-complex="9pt"/>
    </style:style>
    <style:style style:name="T21" style:family="text">
      <style:text-properties style:font-name="Arial" fo:font-size="9pt" style:font-name-asian="Arial1" style:font-size-asian="9pt" style:font-name-complex="Arial1" style:font-size-complex="9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P13"><text:span text:style-name="T1">Fiche Description de projet</text:span></text:p>
          </table:table-cell>
          <table:covered-table-cell/>
        </table:table-row>
        <table:table-row table:style-name="Table1.2">
          <table:table-cell table:style-name="Table1.A2" office:value-type="string">
            <text:p text:style-name="P7"><text:span text:style-name="T2">Intitulé du projet :</text:span></text:p>
          </table:table-cell>
          <table:table-cell table:style-name="Table1.B2" office:value-type="string">
            <text:p text:style-name="P8"><text:span text:style-name="T9">Wizards-n-Dices</text:span></text:p>
          </table:table-cell>
        </table:table-row>
        <table:table-row table:style-name="Table1.1">
          <table:table-cell table:style-name="Table1.A3" office:value-type="string">
            <text:p text:style-name="P7"><text:span text:style-name="T2">Nom commanditaire</text:span></text:p>
          </table:table-cell>
          <table:table-cell table:style-name="Table1.B3" office:value-type="string">
            <text:p text:style-name="P8"><text:span text:style-name="T9">IUT Valence / Greta /</text:span><text:span text:style-name="T10"> Wizards-n-Dices</text:span></text:p>
          </table:table-cell>
        </table:table-row>
        <table:table-row table:style-name="Table1.1">
          <table:table-cell table:style-name="Table1.A4" office:value-type="string">
            <text:p text:style-name="P7"><text:span text:style-name="T2">Nom bénéficiaire</text:span></text:p>
          </table:table-cell>
          <table:table-cell table:style-name="Table1.B4" office:value-type="string">
            <text:p text:style-name="P8"><text:span text:style-name="T9">Joueurs de jeux de rôle / Communauté de joueurs</text:span></text:p>
          </table:table-cell>
        </table:table-row>
        <table:table-row table:style-name="Table1.1">
          <table:table-cell table:style-name="Table1.A5" office:value-type="string">
            <text:p text:style-name="P7"><text:span text:style-name="T2">Date :</text:span></text:p>
          </table:table-cell>
          <table:table-cell table:style-name="Table1.B5" office:value-type="string">
            <text:p text:style-name="P8"><text:span text:style-name="T9">Avril - Mai 2025</text:span></text:p>
          </table:table-cell>
        </table:table-row>
        <table:table-row table:style-name="Table1.1">
          <table:table-cell table:style-name="Table1.A6" office:value-type="string">
            <text:p text:style-name="P7"><text:span text:style-name="T2">Chef de projet :</text:span></text:p>
          </table:table-cell>
          <table:table-cell table:style-name="Table1.B6" office:value-type="string">
            <text:p text:style-name="P8"><text:span text:style-name="T15">Axel MOURILLON</text:span></text:p>
          </table:table-cell>
        </table:table-row>
        <table:table-row table:style-name="Table1.1">
          <table:table-cell table:style-name="Table1.A7" office:value-type="string">
            <text:p text:style-name="P7"><text:span text:style-name="T2">Equipe projet : </text:span></text:p>
          </table:table-cell>
          <table:table-cell table:style-name="Table1.B7" office:value-type="string">
            <text:list xml:id="list1462454661" text:style-name="WWNum5">
              <text:list-item>
                <text:p text:style-name="P15"><text:span text:style-name="T16">Chef de projet : Axel MOURILLON / Sous-responsable – Arthur YANG : </text:span><text:span text:style-name="T15">En charge de la planification, de la gestion du temps et du suivi du projet.</text:span></text:p>
              </text:list-item>
              <text:list-item>
                <text:p text:style-name="P32"><text:span text:style-name="T16">Responsable système : Hugo CLAMOND / Sous-responsable – Lois ALLAIRE </text:span><text:span text:style-name="T15">: En charge des aspects techniques du projet (développement, mise en place de l'infrastructure, etc.)</text:span></text:p>
              </text:list-item>
              <text:list-item>
                <text:p text:style-name="P32"><text:span text:style-name="T16">Responsable documentation et administratif : Arthur YANG / Sous-responsable – Hugo CLAMOND : </text:span><text:span text:style-name="T15">En charge de la conformité des livrables, de la documentation du projet et des aspects administratifs (voir juridiques s'il y a besoin).</text:span></text:p>
              </text:list-item>
              <text:list-item>
                <text:p text:style-name="P49"><text:span text:style-name="T16">Responsable design et marketing : Loïs ALLAIRE / Sous-responsable – Axel MOURILLON :</text:span><text:span text:style-name="T15"> En charge de la création de nouveaux designs, des produits en vente et de la communication de l'entreprise</text:span></text:p>
              </text:list-item>
            </text:list>
          </table:table-cell>
        </table:table-row>
        <table:table-row table:style-name="Table1.1">
          <table:table-cell table:style-name="Table1.A8" office:value-type="string">
            <text:p text:style-name="P7"><text:span text:style-name="T2">Parties prenantes</text:span></text:p>
          </table:table-cell>
          <table:table-cell table:style-name="Table1.B8" office:value-type="string">
            <text:list xml:id="list1538843126" text:style-name="WWNum7">
              <text:list-item>
                <text:p text:style-name="P64"><text:span text:style-name="T15">Membres du projet : Loïs ALLAIRE </text:span><text:span text:style-name="T16">(Responsable design et marketing)</text:span><text:span text:style-name="T15">, Hugo CLAMOND </text:span><text:span text:style-name="T16">(Responsable système)</text:span><text:span text:style-name="T15">, Axel MOURILLON</text:span><text:span text:style-name="T16"> (Chef de projet)</text:span><text:span text:style-name="T15">, Arthur YANG </text:span><text:span text:style-name="T16">(Responsable documentation et administratif)</text:span><text:span text:style-name="T15"><text:line-break/></text:span></text:p>
              </text:list-item>
            </text:list>
            <text:p text:style-name="P82"><text:bookmark text:name="_txm48wynxqfq"/><text:span text:style-name="T11">Clientèle cible</text:span></text:p>
            <text:list xml:id="list774884281" text:style-name="WWNum12">
              <text:list-item>
                <text:p text:style-name="P30"><text:span text:style-name="T16">Amateurs de jeu de rôle (maîtres du jeu / joueurs)</text:span></text:p>
                <text:list>
                  <text:list-item>
                    <text:p text:style-name="P66"><text:span text:style-name="T16">Rôle</text:span><text:span text:style-name="T15"> : Principaux utilisateurs du site, ils achètent des produits liés aux jeux de rôle (livres, dés, accessoires) et participent à la communauté en ligne.<text:line-break/></text:span></text:p>
                  </text:list-item>
                </text:list>
              </text:list-item>
              <text:list-item>
                <text:p text:style-name="P47"><text:span text:style-name="T16">Amateurs d'univers de fantaisie/culture geek</text:span></text:p>
                <text:list>
                  <text:list-item>
                    <text:p text:style-name="P66"><text:span text:style-name="T16">Rôle</text:span><text:span text:style-name="T15"> : S'intéressent à tout ce qui touche à la fantaisie et à la culture geek, peuvent être des acheteurs potentiels pour des produits dérivés et des objets de collection.<text:line-break/></text:span></text:p>
                  </text:list-item>
                </text:list>
              </text:list-item>
              <text:list-item>
                <text:p text:style-name="P47"><text:span text:style-name="T16">Amateurs de jeu vidéo (contenant de la fantaisie)</text:span></text:p>
                <text:list>
                  <text:list-item>
                    <text:p text:style-name="P66"><text:span text:style-name="T16">Rôle</text:span><text:span text:style-name="T15"> : Représentent une extension du public cible, susceptibles d'acheter des produits qui font le lien entre les jeux vidéo et les jeux de rôle.<text:line-break/></text:span></text:p>
                  </text:list-item>
                </text:list>
              </text:list-item>
              <text:list-item>
                <text:p text:style-name="P47"><text:span text:style-name="T16">Amateurs de cosplay</text:span></text:p>
                <text:list>
                  <text:list-item>
                    <text:p text:style-name="P66"><text:span text:style-name="T16">Rôle</text:span><text:span text:style-name="T15"> : Peuvent être intéressés par des costumes, accessoires ou objets pour enrichir leurs costumes de personnages de fantaisie ou de jeux de rôle.<text:line-break/></text:span></text:p>
                  </text:list-item>
                </text:list>
              </text:list-item>
              <text:list-item>
                <text:p text:style-name="P47"><text:span text:style-name="T16">Collectionneurs</text:span></text:p>
                <text:list>
                  <text:list-item>
                    <text:p text:style-name="P66"><text:span text:style-name="T16">Rôle</text:span><text:span text:style-name="T15"> : Cherchent des éditions limitées, des objets rares ou des accessoires liés aux univers de fantaisie et aux jeux de rôle.<text:line-break/></text:span></text:p>
                  </text:list-item>
                </text:list>
              </text:list-item>
              <text:list-item>
                <text:p text:style-name="P47"><text:span text:style-name="T16">Amateurs de peinture et de figurines</text:span></text:p>
                <text:list>
                  <text:list-item>
                    <text:p text:style-name="P66"><text:span text:style-name="T16">Rôle</text:span><text:span text:style-name="T15"> : S'intéressent à l'achat de figurines, de matériel de peinture, et d'accessoires pour leurs créations.<text:line-break/></text:span></text:p>
                  </text:list-item>
                </text:list>
              </text:list-item>
              <text:list-item>
                <text:p text:style-name="P47"><text:span text:style-name="T16">Âge : à partir de 16 ans environ</text:span></text:p>
                <text:list>
                  <text:list-item>
                    <text:p text:style-name="P68"><text:span text:style-name="T16">Rôle</text:span><text:span text:style-name="T15"> : Regroupe une large tranche d'âge de jeunes et d'adultes, intéressés par les jeux de rôle et les univers fantastiques, donc potentiellement des clients réguliers.<text:line-break/></text:span></text:p>
                  </text:list-item>
                </text:list>
              </text:list-item>
            </text:list>
            <text:p text:style-name="P82"><text:bookmark text:name="_fp7k1ux31ny2"/><text:span text:style-name="T11">Relationnel avec d'autres entreprises</text:span></text:p>
            <text:list xml:id="list940167499" text:style-name="WWNum9">
              <text:list-item>
                <text:p text:style-name="P31"><text:span text:style-name="T16">Partenariats</text:span></text:p>
                <text:list>
                  <text:list-item>
                    <text:p text:style-name="P67"><text:span text:style-name="T16">Rôle</text:span><text:span text:style-name="T15"> : Collaborations avec d'autres entreprises ou fournisseurs pour proposer des produits exclusifs, organiser des événements, ou offrir des avantages aux clients (réductions, concours, etc.).<text:line-break/></text:span></text:p>
                  </text:list-item>
                </text:list>
              </text:list-item>
              <text:list-item>
                <text:p text:style-name="P48"><text:span text:style-name="T16">Collaboration</text:span></text:p>
                <text:list>
                  <text:list-item>
                    <text:p text:style-name="P67"><text:span text:style-name="T16">Rôle</text:span><text:span text:style-name="T15"> : Travailler conjointement avec des créateurs de contenu, des influenceurs ou des entreprises spécialisées dans les jeux de rôle pour promouvoir le site et ses produits.<text:line-break/></text:span></text:p>
                  </text:list-item>
                </text:list>
              </text:list-item>
              <text:list-item>
                <text:p text:style-name="P48"><text:span text:style-name="T16">Achats de services</text:span></text:p>
                <text:list>
                  <text:list-item>
                    <text:p text:style-name="P67"><text:span text:style-name="T16">Rôle</text:span><text:span text:style-name="T15"> : Inclut l'acquisition de services tiers, tels que l'hébergement web, les services de paiement en ligne, la logistique pour la gestion des expéditions, etc.<text:line-break/></text:span></text:p>
                  </text:list-item>
                </text:list>
              </text:list-item>
              <text:list-item>
                <text:p text:style-name="P48"><text:span text:style-name="T16">Nom de domaine (ex. : OVH)</text:span></text:p>
                <text:list>
                  <text:list-item>
                    <text:p text:style-name="P69"><text:span text:style-name="T16">Rôle</text:span><text:span text:style-name="T15"> : Gestion technique du site, achat et renouvellement du nom de domaine pour garantir l'accessibilité du site web.</text:span></text:p>
                  </text:list-item>
                </text:list>
              </text:list-item>
            </text:list>
            <text:p text:style-name="P71"/>
            <text:list xml:id="list50960564163866" text:continue-list="list1538843126" text:style-name="WWNum7">
              <text:list-item>
                <text:p text:style-name="P65"><text:span text:style-name="T16">Personnes participant aux blackbox pentest</text:span></text:p>
                <text:list>
                  <text:list-item>
                    <text:p text:style-name="P70"><text:span text:style-name="T16">Rôle</text:span><text:span text:style-name="T15"> : Étudiants impliqués dans les tests de sécurité du site (pentests), visant à identifier et corriger les vulnérabilités. Leur travail contribue à la sécurité et à la fiabilité du site avant sa mise en ligne.</text:span></text:p>
                  </text:list-item>
                </text:list>
              </text:list-item>
            </text:list>
          </table:table-cell>
        </table:table-row>
        <table:table-row table:style-name="Table1.1">
          <table:table-cell table:style-name="Table1.A9" office:value-type="string">
            <text:p text:style-name="P7"><text:span text:style-name="T2">Mots clés</text:span></text:p>
          </table:table-cell>
          <table:table-cell table:style-name="Table1.B9" office:value-type="string">
            <text:p text:style-name="P7"><text:span text:style-name="T15">e-commerce, JDR, DnD, Merch, infra web, gestion, fantaisie, communoté… </text:span></text:p>
          </table:table-cell>
        </table:table-row>
        <table:table-row table:style-name="Table1.10">
          <table:table-cell table:style-name="Table1.A10" office:value-type="string">
            <text:p text:style-name="P7"><text:span text:style-name="T2">Contexte du projet</text:span></text:p>
          </table:table-cell>
          <table:table-cell table:style-name="Table1.B10" office:value-type="string">
            <text:p text:style-name="P8"><text:span text:style-name="T15">En tant qu ' adepte du JDR, nous avons remarqué qu’il n'existait pas de site fr contenant du merch de JDR. Nous voulons donc faire un site d’e-commerce auto-hébergé et sécurisé pour créer et distribuer divers produits JDR <text:s/>de façon autonome. A travers ce site nous voulons aider cette communauté à trouver les objets leur permettant de vivre leur passion de façon plus poussée. Notre cible est donc les amateurs de JDR, cosplay, jeu-vidéo, collectionneur… à partir de 16 ans et à l'international.</text:span></text:p>
          </table:table-cell>
        </table:table-row>
        <table:table-row table:style-name="Table1.11">
          <table:table-cell table:style-name="Table1.A11" office:value-type="string">
            <text:p text:style-name="P7"><text:span text:style-name="T2">Résumé du projet</text:span></text:p>
          </table:table-cell>
          <table:table-cell table:style-name="Table1.B11" office:value-type="string">
            <text:p text:style-name="P8"><text:span text:style-name="T15">Nous devons faire un site à l’image d’amazone, avec des catégories, des commentaires, des notes pour les produits, un SAV, des comptes clients … </text:span></text:p>
            <text:p text:style-name="P8"><text:span text:style-name="T15">Pour cela nous devons héberger notre site internet, gérer les stock de merch, des bases de données pour les utilisateur et les stocks, avoir un nom de domaine, faire de la pub pour notre site…</text:span></text:p>
          </table:table-cell>
        </table:table-row>
        <table:table-row table:style-name="Table1.12">
          <table:table-cell table:style-name="Table1.A12" office:value-type="string">
            <text:p text:style-name="P7"><text:span text:style-name="T2">Objectifs du projet</text:span></text:p>
          </table:table-cell>
          <table:table-cell table:style-name="Table1.B12" office:value-type="string">
            <text:p text:style-name="P8"><text:span text:style-name="T15">Pour l’instant nous n’avons que les grandes lignes de ce que nous devons faire. Mais la finalité</text:span><text:span text:style-name="T4"> </text:span><text:span text:style-name="T15">de notre projet est d'avoir un site web fonctionnel où les personnes peuvent acheter nos produits et avoir une infrastructure capable de supporter la vente de produits. </text:span></text:p>
          </table:table-cell>
        </table:table-row>
        <table:table-row table:style-name="Table1.13">
          <table:table-cell table:style-name="Table1.A13" office:value-type="string">
            <text:p text:style-name="P7"><text:span text:style-name="T2">Plus-value</text:span></text:p>
          </table:table-cell>
          <table:table-cell table:style-name="Table1.B13" office:value-type="string">
            <text:p text:style-name="P8"><text:span text:style-name="T15">L</text:span><text:span text:style-name="T4">a solution va créer de la valeur pour la </text:span><text:span text:style-name="T15">communauté</text:span><text:span text:style-name="T4"> JDR</text:span><text:span text:style-name="T15">, avec ce site il pourront acheter des produits pouvant les aider à mieux vivre leur passion. </text:span></text:p>
          </table:table-cell>
        </table:table-row>
        <table:table-row table:style-name="Table1.14">
          <table:table-cell table:style-name="Table1.A14" office:value-type="string">
            <text:p text:style-name="P7"><text:span text:style-name="T2">Durée / temps / délais pour le projet : </text:span></text:p>
          </table:table-cell>
          <table:table-cell table:style-name="Table1.B14" office:value-type="string">
            <text:p text:style-name="P8"><text:span text:style-name="T4">temps estimé : 8 mois</text:span></text:p>
            <text:p text:style-name="P8"><text:span text:style-name="T4">Date de début et de fin : 13/10/2024-10/06/2025</text:span></text:p>
            <text:p text:style-name="P8"><text:span text:style-name="T15">Pour les grandes échéance nous avons suivre les dates limites du rendu du jalons avec une avance de 2 semaine au cas ou nous rencontrons des problèmes notre planning ressemble donc à celui ci : </text:span></text:p>
            <text:p text:style-name="P75"><text:span text:style-name="T15">- Dimanche 1 juin 2025 <text:s text:c="20"/><text:tab/>livrable 7 à 9 terminés</text:span></text:p>
            <text:p text:style-name="P75"><text:span text:style-name="T15">- Lundi 19 mai 2025 <text:s text:c="25"/><text:tab/>point d'étape livrable 7 à 9</text:span></text:p>
            <text:p text:style-name="P75"><text:span text:style-name="T15">- Dimanche 4 mai 2025 <text:s text:c="20"/><text:tab/>livrable 5 et 6 terminés</text:span></text:p>
            <text:p text:style-name="P75"><text:span text:style-name="T15">- Lundi 14 avril 2025 <text:s text:c="24"/><text:tab/>point d'étape livrable 5 et 6</text:span></text:p>
            <text:p text:style-name="P75"><text:span text:style-name="T15">- Lundi 31 mars 2025 <text:s text:c="23"/><text:tab/>point d'étape livrable 5 et 6</text:span></text:p>
            <text:p text:style-name="P75"><text:span text:style-name="T15">- Lundi 10 mars 2025 <text:s text:c="23"/><text:tab/>point d'étape livrable 5 et 6</text:span></text:p>
            <text:p text:style-name="P75"><text:span text:style-name="T15">- Lundi 24 février 2025 <text:s text:c="21"/><text:tab/>point d'étape livrable 5 et 6</text:span></text:p>
            <text:p text:style-name="P75"><text:span text:style-name="T15">- Dimanche 9 février 2025 <text:s text:c="16"/><text:tab/>livrable 4 terminé</text:span></text:p>
            <text:p text:style-name="P75"><text:span text:style-name="T15">- Lundi 3 février 2025 <text:s text:c="23"/><text:tab/>point d'étape livrable 5 et 6</text:span></text:p>
            <text:p text:style-name="P75"><text:span text:style-name="T15">- Dimanche 12 janvier 2025 <text:s text:c="14"/><text:tab/>livrable 3 terminé</text:span></text:p>
            <text:p text:style-name="P75"><text:span text:style-name="T15">- Lundi 30 décembre 2024 <text:s text:c="16"/><text:tab/>point d'étape livrable 3</text:span></text:p>
            <text:p text:style-name="P75"><text:span text:style-name="T15">- Lundi 16 décembre 2024 <text:s text:c="16"/><text:tab/>point d'étape livrable 3</text:span></text:p>
            <text:p text:style-name="P75"><text:span text:style-name="T15">- Dimanche 24 novembre 2024 <text:s text:c="9"/><text:tab/>livrable 2 terminé</text:span></text:p>
            <text:p text:style-name="P75"><text:span text:style-name="T15">- Lundi 11 novembre 2024 <text:s text:c="16"/><text:tab/>point d'étape livrable 2</text:span></text:p>
            <text:p text:style-name="P75"><text:span text:style-name="T15">- 05/11/2024 <text:s text:c="36"/><text:tab/>livrable 1 – fiche PT</text:span></text:p>
            <text:p text:style-name="P75"><text:span text:style-name="T15">Nous allons quand même essayer de finir les jalons de communication avant les vacances de Noël pour nous laisser du temps sur la partie technique. Pour la pratique technique nous voulons la faire avant fin Mars 2025 pour pouvoir lancer une black box avant de rendre notre projet. </text:span></text:p>
          </table:table-cell>
        </table:table-row>
        <table:table-row table:style-name="Table1.15">
          <table:table-cell table:style-name="Table1.A15" office:value-type="string">
            <text:p text:style-name="P7"><text:span text:style-name="T2">Périmètre</text:span></text:p>
          </table:table-cell>
          <table:table-cell table:style-name="Table1.B15" office:value-type="string">
            <text:p text:style-name="P2"><text:span text:style-name="T15">Ce qui est hors périmètre : </text:span></text:p>
            <text:p text:style-name="P2"><text:span text:style-name="T15">Développement d'applications mobiles dédiées : Les applications natives pour iOS et Android ne sont pas prévues dans la phase actuelle du projet.</text:span></text:p>
            <text:p text:style-name="P2"><text:span text:style-name="T15">Intégration avec des plateformes de streaming ou forums externes : Les intégrations directes avec des services comme Twitch, YouTube, ou Discord ne sont pas considérées dans cette version.</text:span></text:p>
            <text:p text:style-name="P2"><text:span text:style-name="T15">interne.</text:span></text:p>
            <text:p text:style-name="P2"><text:span text:style-name="T15">Traductions multilingues complètes : Seule une version anglaise du site sera développée pour le lancement. Les autres langues seront envisagées ultérieurement.</text:span></text:p>
            <text:p text:style-name="P2"><text:span text:style-name="T15">Support client 24/7 : Le service client sera limité à des horaires définis, sans disponibilité continue.</text:span></text:p>
          </table:table-cell>
        </table:table-row>
        <table:table-row table:style-name="Table1.16">
          <table:table-cell table:style-name="Table1.A16" office:value-type="string">
            <text:p text:style-name="P7"><text:span text:style-name="T3">Coûts / budget / moyens : </text:span></text:p>
          </table:table-cell>
          <table:table-cell table:style-name="Table1.B16" office:value-type="string">
            <text:p text:style-name="P8"><text:span text:style-name="T4">Décrire l'enveloppe globale des coûts de réalisation du projet </text:span></text:p>
            <text:p text:style-name="P8"><text:span text:style-name="T4">Description des technologies et outils nécessaires</text:span></text:p>
            <text:p text:style-name="P8"><text:span text:style-name="T4">Description des moyens mis à disposition (matériel / logiciel / humains…)</text:span></text:p>
          </table:table-cell>
        </table:table-row>
        <table:table-row table:style-name="Table1.17">
          <table:table-cell table:style-name="Table1.A17" office:value-type="string">
            <text:p text:style-name="P7"><text:span text:style-name="T2">Contraintes,</text:span></text:p>
            <text:p text:style-name="P7"><text:span text:style-name="T2">Risques</text:span></text:p>
          </table:table-cell>
          <table:table-cell table:style-name="Table1.B17" office:value-type="string">
            <text:p text:style-name="P83"><text:bookmark text:name="_rhmctzh2z1gd"/><text:span text:style-name="T12">1. Éléments admis par hypothèse au départ du projet</text:span></text:p>
            <text:list xml:id="list4074368667" text:style-name="WWNum6">
              <text:list-item>
                <text:p text:style-name="P16"><text:span text:style-name="T13">L'infrastructure sera performante et sécurisée pour les paiements en ligne.</text:span></text:p>
              </text:list-item>
              <text:list-item>
                <text:p text:style-name="P33"><text:span text:style-name="T13">Les technologies utilisées seront compatibles et stables.</text:span></text:p>
              </text:list-item>
              <text:list-item>
                <text:p text:style-name="P33"><text:span text:style-name="T13">Le site sera accessible sur différents appareils (ordinateur, mobile).</text:span></text:p>
              </text:list-item>
              <text:list-item>
                <text:p text:style-name="P33"><text:span text:style-name="T13">L'équipe aura les compétences nécessaires pour mener à bien le projet.</text:span></text:p>
              </text:list-item>
              <text:list-item>
                <text:p text:style-name="P50"><text:span text:style-name="T13">Les partenaires respecteront leurs engagements (fournitures, services).</text:span></text:p>
              </text:list-item>
            </text:list>
            <text:p text:style-name="P83"><text:bookmark text:name="_b27cawwkxjpz"/><text:span text:style-name="T12">2. Contraintes (matérielles, humaines, temps)</text:span></text:p>
            <text:list xml:id="list684980781" text:style-name="WWNum10">
              <text:list-item>
                <text:p text:style-name="P17"><text:span text:style-name="T14">Matérielles</text:span><text:span text:style-name="T13"> : Serveurs fiables, bande passante suffisante, espace de stockage.</text:span></text:p>
              </text:list-item>
              <text:list-item>
                <text:p text:style-name="P34"><text:span text:style-name="T14">Humaines</text:span><text:span text:style-name="T13"> : Équipe qualifiée, gestion du temps et des charges de travail.</text:span></text:p>
              </text:list-item>
              <text:list-item>
                <text:p text:style-name="P51"><text:span text:style-name="T14">Temps</text:span><text:span text:style-name="T13"> : Respect des délais avec marges pour imprévus.</text:span></text:p>
              </text:list-item>
            </text:list>
            <text:p text:style-name="P83"><text:bookmark text:name="_bki856fpv9l"/><text:span text:style-name="T12">3. Contraintes législatives, réglementaires et métiers</text:span></text:p>
            <text:list xml:id="list832698498" text:style-name="WWNum11">
              <text:list-item>
                <text:p text:style-name="P18"><text:span text:style-name="T14">Légales</text:span><text:span text:style-name="T13"> : Respect des lois de vente en ligne (CGV, droit de rétractation, RGPD).</text:span></text:p>
              </text:list-item>
              <text:list-item>
                <text:p text:style-name="P35"><text:span text:style-name="T14">Réglementaires</text:span><text:span text:style-name="T13"> : Sécurité des transactions (PCI DSS).</text:span></text:p>
              </text:list-item>
              <text:list-item>
                <text:p text:style-name="P52"><text:span text:style-name="T14">Métiers</text:span><text:span text:style-name="T13"> : Conformité des produits et gestion des droits d'auteur.</text:span></text:p>
              </text:list-item>
            </text:list>
            <text:p text:style-name="P83"><text:bookmark text:name="_hq4iqmig0o6x"/><text:span text:style-name="T12">4. Éléments indispensables à la réussite</text:span></text:p>
            <text:list xml:id="list2366953790" text:style-name="WWNum1">
              <text:list-item>
                <text:p text:style-name="P19"><text:span text:style-name="T14">Infrastructure solide</text:span><text:span text:style-name="T13"> : Sécurité des serveurs et des paiements.</text:span></text:p>
              </text:list-item>
              <text:list-item>
                <text:p text:style-name="P36"><text:span text:style-name="T14">Équipe compétente et disponible</text:span><text:span text:style-name="T13">.</text:span></text:p>
              </text:list-item>
              <text:list-item>
                <text:p text:style-name="P36"><text:span text:style-name="T14">Respect des délais et budget</text:span><text:span text:style-name="T13">.</text:span></text:p>
              </text:list-item>
              <text:list-item>
                <text:p text:style-name="P36"><text:span text:style-name="T14">Conformité légale et sécurité des données</text:span><text:span text:style-name="T13">.</text:span></text:p>
              </text:list-item>
              <text:list-item>
                <text:p text:style-name="P53"><text:span text:style-name="T14">Partenariats fiables</text:span><text:span text:style-name="T13">.</text:span></text:p>
              </text:list-item>
            </text:list>
            <text:p text:style-name="P83"><text:bookmark text:name="_dw2bz1qxiuff"/><text:span text:style-name="T12">5. Éléments perturbateurs potentiels</text:span></text:p>
            <text:list xml:id="list1143685569" text:style-name="WWNum18">
              <text:list-item>
                <text:p text:style-name="P20"><text:span text:style-name="T14">Techniques</text:span><text:span text:style-name="T13"> : Pannes de serveurs, bugs critiques.</text:span></text:p>
              </text:list-item>
              <text:list-item>
                <text:p text:style-name="P37"><text:span text:style-name="T14">Partenaires</text:span><text:span text:style-name="T13"> : Retards ou défaillances de fournisseurs.</text:span></text:p>
              </text:list-item>
              <text:list-item>
                <text:p text:style-name="P37"><text:span text:style-name="T14">Charge de travail</text:span><text:span text:style-name="T13"> : Projets parallèles ou surcharge.</text:span></text:p>
              </text:list-item>
              <text:list-item>
                <text:p text:style-name="P54"><text:span text:style-name="T14">Conformité légale</text:span><text:span text:style-name="T13"> : Difficultés à respecter les exigences.</text:span></text:p>
              </text:list-item>
            </text:list>
            <text:p text:style-name="P83"><text:bookmark text:name="_f41yzncub64q"/><text:span text:style-name="T12">6. Points de vigilance</text:span></text:p>
            <text:list xml:id="list3789769878" text:style-name="WWNum8">
              <text:list-item>
                <text:p text:style-name="P21"><text:span text:style-name="T14">Données personnelles</text:span><text:span text:style-name="T13"> : Sécurité des informations clients.</text:span></text:p>
              </text:list-item>
              <text:list-item>
                <text:p text:style-name="P38"><text:span text:style-name="T14">Finances</text:span><text:span text:style-name="T13"> : Suivi rigoureux des dépenses.</text:span></text:p>
              </text:list-item>
              <text:list-item>
                <text:p text:style-name="P38"><text:span text:style-name="T14">Délais</text:span><text:span text:style-name="T13"> : Respect des étapes clés du projet.</text:span></text:p>
              </text:list-item>
              <text:list-item>
                <text:p text:style-name="P38"><text:span text:style-name="T14">Expérience utilisateur</text:span><text:span text:style-name="T13"> : Interface fluide et fonctionnelle.</text:span></text:p>
              </text:list-item>
              <text:list-item>
                <text:p text:style-name="P55"><text:span text:style-name="T14">Obligations légales</text:span><text:span text:style-name="T13"> : Conformité aux lois de vente.</text:span></text:p>
              </text:list-item>
            </text:list>
            <text:p text:style-name="P83"><text:bookmark text:name="_762jc9ocydu1"/><text:span text:style-name="T12">7. Éléments pouvant remettre en cause le projet</text:span></text:p>
            <text:list xml:id="list3375628817" text:style-name="WWNum4">
              <text:list-item>
                <text:p text:style-name="P22"><text:span text:style-name="T14">Retards significatifs</text:span><text:span text:style-name="T13"> : Impact sur le lancement ou continuité.</text:span></text:p>
              </text:list-item>
              <text:list-item>
                <text:p text:style-name="P39"><text:span text:style-name="T14">Problèmes techniques graves</text:span><text:span text:style-name="T13"> : Pannes critiques, sécurité.</text:span></text:p>
              </text:list-item>
              <text:list-item>
                <text:p text:style-name="P39"><text:span text:style-name="T14">Non-conformité légale</text:span><text:span text:style-name="T13"> : Amendes ou sanctions.</text:span></text:p>
              </text:list-item>
              <text:list-item>
                <text:p text:style-name="P39"><text:span text:style-name="T14">Indisponibilité des membres clés</text:span><text:span text:style-name="T13"> : Perte de compétences.</text:span></text:p>
              </text:list-item>
              <text:list-item>
                <text:p text:style-name="P56"><text:span text:style-name="T14">Dépassement budgétaire</text:span><text:span text:style-name="T13"> : Menace pour la viabilité du projet.</text:span></text:p>
              </text:list-item>
            </text:list>
            <text:p text:style-name="P72"/>
            <text:p text:style-name="P9"/>
          </table:table-cell>
        </table:table-row>
        <table:table-row table:style-name="Table1.10">
          <table:table-cell table:style-name="Table1.A18" office:value-type="string">
            <text:p text:style-name="P7"><text:span text:style-name="T2">Ressources</text:span></text:p>
          </table:table-cell>
          <table:table-cell table:style-name="Table1.B18" office:value-type="string">
            <text:p text:style-name="P85"><text:bookmark text:name="_bq0pqjz070i1"/><text:span text:style-name="T15">Ressources principales nécessaires à la réalisation du projet</text:span></text:p>
            <text:list xml:id="list2371225124" text:style-name="WWNum13">
              <text:list-item>
                <text:p text:style-name="P23"><text:span text:style-name="T20">Infrastructures techniques</text:span><text:span text:style-name="T21"> : Serveurs et VM pour héberger le site, base de données, et espace de stockage pour les fichiers multimédias (images, vidéos), supervision etc ….</text:span></text:p>
              </text:list-item>
              <text:list-item>
                <text:p text:style-name="P40"><text:span text:style-name="T20">Logiciels et outils de développement</text:span><text:span text:style-name="T21"> : Environnements de développement (IDE), gestion de version (ex. : Git), framework web, logiciels de sécurité.</text:span></text:p>
              </text:list-item>
              <text:list-item>
                <text:p text:style-name="P40"><text:span text:style-name="T20">Ressources humaines</text:span><text:span text:style-name="T21"> : Responsable et administrateurs système, “spécialistes” en sécurité informatique, responsable administratif et doc, responsable design et marketing pour la conception des visuels du site.</text:span></text:p>
              </text:list-item>
              <text:list-item>
                <text:p text:style-name="P40"><text:span text:style-name="T20">Ressources financières</text:span><text:span text:style-name="T21"> : Budget pour l'achat de matériel, les services d'hébergement, le marketing, et le paiement des licences logicielles.</text:span></text:p>
              </text:list-item>
              <text:list-item>
                <text:p text:style-name="P57"><text:span text:style-name="T20">Ressources matérielles</text:span><text:span text:style-name="T21"> : Équipements informatiques (ordinateurs, serveurs de test), moyens de communication (logiciels de gestion de projet).</text:span></text:p>
              </text:list-item>
            </text:list>
            <text:p text:style-name="P84"><text:bookmark text:name="_50pby4gyzjm1"/><text:span text:style-name="T15">Ressources principales disponibles</text:span></text:p>
            <text:list xml:id="list1756252403" text:style-name="WWNum14">
              <text:list-item>
                <text:p text:style-name="P24"><text:span text:style-name="T20">Équipe projet</text:span><text:span text:style-name="T21"> : Les membres de l'équipe disponibles avec leurs compétences respectives (développement, sécurité, design, gestion de projet).</text:span></text:p>
              </text:list-item>
              <text:list-item>
                <text:p text:style-name="P41"><text:span text:style-name="T20">Matériel informatique existant</text:span><text:span text:style-name="T21"> : Équipements de base comme les ordinateurs de développement et serveurs, Rasp, etc ….</text:span></text:p>
              </text:list-item>
              <text:list-item>
                <text:p text:style-name="P58"><text:span text:style-name="T20">Outils logiciels gratuits ou déjà acquis</text:span><text:span text:style-name="T21"> : Gestionnaire de version, logiciels de développement, et outils de gestion de projet.</text:span></text:p>
              </text:list-item>
            </text:list>
            <text:p text:style-name="P74"><text:span text:style-name="T21"><text:s text:c="6"/></text:span><text:span text:style-name="T16"><text:s/>Ressources à acquérir spécialement</text:span></text:p>
            <text:list xml:id="list1186480251" text:style-name="WWNum16">
              <text:list-item>
                <text:p text:style-name="P25"><text:span text:style-name="T16">Licences logicielles :</text:span><text:span text:style-name="T15"> Pour certains outils de développement ou de sécurité et plus qui ne sont pas disponibles en version gratuite.</text:span></text:p>
              </text:list-item>
              <text:list-item>
                <text:p text:style-name="P42"><text:span text:style-name="T16">Services de marketing </text:span><text:span text:style-name="T15">: Campagnes publicitaires en ligne, création de contenu marketing</text:span></text:p>
              </text:list-item>
              <text:list-item>
                <text:p text:style-name="P59"><text:span text:style-name="T16">Solutions de paiement en ligne</text:span><text:span text:style-name="T15"> : Intégration de systèmes de paiement conformes aux normes de sécurité.</text:span></text:p>
              </text:list-item>
            </text:list>
            <text:p text:style-name="P86"><text:bookmark text:name="_wt2v9zsrynh"/><text:span text:style-name="T15">Partenaires</text:span></text:p>
            <text:list xml:id="list3199565487" text:style-name="WWNum15">
              <text:list-item>
                <text:p text:style-name="P26"><text:span text:style-name="T16">Fournisseurs de produits</text:span><text:span text:style-name="T15"> : Pour la vente d'articles liés aux jeux de rôle (livres, figurines, accessoires).</text:span></text:p>
              </text:list-item>
              <text:list-item>
                <text:p text:style-name="P43"><text:span text:style-name="T16">Prestataires de services web</text:span><text:span text:style-name="T15"> : OVH pour l'hébergement et le nom de domaine, fournisseurs de services de paiement (ex. : PayPal, Stripe).</text:span></text:p>
              </text:list-item>
              <text:list-item>
                <text:p text:style-name="P43"><text:span text:style-name="T16">Agences de marketing</text:span><text:span text:style-name="T15"> : Pour les campagnes publicitaires et la promotion du site.</text:span></text:p>
              </text:list-item>
              <text:list-item>
                <text:p text:style-name="P60"><text:span text:style-name="T16">Influenceurs ou créateurs de contenu</text:span><text:span text:style-name="T15"> : Pour promouvoir le site auprès de la communauté cible.</text:span></text:p>
              </text:list-item>
            </text:list>
            <text:p text:style-name="P86"><text:bookmark text:name="_v70pzo2eros6"/><text:span text:style-name="T15">Contributions des partenaires</text:span></text:p>
            <text:list xml:id="list1994353584" text:style-name="WWNum17">
              <text:list-item>
                <text:p text:style-name="P27"><text:span text:style-name="T16">Fournisseurs de produits</text:span><text:span text:style-name="T15"> : Approvisionnement en articles à vendre sur le site.</text:span></text:p>
              </text:list-item>
              <text:list-item>
                <text:p text:style-name="P44"><text:span text:style-name="T16">Prestataires de services web</text:span><text:span text:style-name="T15"> : Hébergement, nom de domaine, et solutions de paiement en ligne sécurisées.</text:span></text:p>
              </text:list-item>
              <text:list-item>
                <text:p text:style-name="P61"><text:span text:style-name="T16">Agences de marketing</text:span><text:span text:style-name="T15"> : Aide à la visibilité et à l'acquisition de clients via des campagnes publicitaires.</text:span></text:p>
              </text:list-item>
            </text:list>
            <text:p text:style-name="P76"/>
            <text:p text:style-name="P76"/>
            <text:p text:style-name="P77"/>
            <text:p text:style-name="P10"/>
          </table:table-cell>
        </table:table-row>
        <table:table-row table:style-name="Table1.19">
          <table:table-cell table:style-name="Table1.A19" office:value-type="string">
            <text:p text:style-name="P7"><text:span text:style-name="T2">Principaux Jalons</text:span></text:p>
          </table:table-cell>
          <table:table-cell table:style-name="Table1.B19" office:value-type="string">
            <text:p text:style-name="P8"><text:span text:style-name="T15">3 principaux genres de jalons, la communication, le coté technique et enfin la cybersécu. </text:span></text:p>
            <text:p text:style-name="P10"/>
            <text:p text:style-name="P78"><text:span text:style-name="T19">Rappel des points principaux :</text:span></text:p>
            <text:p text:style-name="P79"><text:span text:style-name="T15">- Jalon 1, 2 et coeur du 3 : avant le lundi 2 décembre 2024</text:span></text:p>
            <text:p text:style-name="P81"><text:span text:style-name="T15">⇒ Changements mineurs sur le jalon 3 toujours possible</text:span></text:p>
            <text:p text:style-name="P79"><text:span text:style-name="T15">- Jalon 4, 5 et 6 : avant fin mars 2025</text:span></text:p>
            <text:p text:style-name="P79"><text:span text:style-name="T15">- Deadlines : voir dates ci-dessus</text:span></text:p>
            <text:p text:style-name="P79"><text:span text:style-name="T15">- Faire des points d’étapes réguliers.</text:span></text:p>
            <text:p text:style-name="P79"><text:span text:style-name="T15"><text:tab/>Point d’étape sur l’avancement administratif/légal à chaque fin de session IUT</text:span></text:p>
          </table:table-cell>
        </table:table-row>
        <table:table-row table:style-name="Table1.20">
          <table:table-cell table:style-name="Table1.A20" office:value-type="string">
            <text:p text:style-name="P7"><text:span text:style-name="T2">Livrables </text:span><text:span text:style-name="T3">Date ? </text:span></text:p>
          </table:table-cell>
          <table:table-cell table:style-name="Table1.B20" office:value-type="string">
            <text:p text:style-name="P3"><text:span text:style-name="T15">JALON 1 : Livrable "fiche projet", au travers d'un document de synthèse de 2 pages maximum vous donnerez :</text:span></text:p>
            <text:p text:style-name="P3"><text:span text:style-name="T15">- Les contours et objectifs de votre projet : qui, quoi, pourquoi, comment, quand ...</text:span></text:p>
            <text:p text:style-name="P3"><text:span text:style-name="T15">- Un planning prévisionnel avec répartition des tâches</text:span></text:p>
            <text:p text:style-name="P1"/>
            <text:p text:style-name="P3"><text:span text:style-name="T15">JALON 2 : Livrable "pitch public", lors de présentations de quelques minutes vous devrez faire une présentation</text:span></text:p>
            <text:p text:style-name="P3"><text:span text:style-name="T15">de vos projets (avec appui d'un document vidéo projeté) en vue de convaincre votre auditoire de l'intérêt de votre</text:span></text:p>
            <text:p text:style-name="P3"><text:span text:style-name="T15">projet, de votre organisation et donc de votre capacité à mener à terme votre projet dans les temps impartis.</text:span></text:p>
            <text:p text:style-name="P3"><text:span text:style-name="T15">L'auditoire pourra être composé d'étudiants de BUT et BTS de 1ère et 2ème année en plus de membres des équipes</text:span></text:p>
            <text:p text:style-name="P3"><text:span text:style-name="T15">pédagogiques de ces formations.</text:span></text:p>
            <text:p text:style-name="P1"/>
            <text:p text:style-name="P3"><text:span text:style-name="T15">JALON 3 : Livrable "élément de communication", dans l'objectif de rendre public votre projet, vous devrez produire</text:span></text:p>
            <text:p text:style-name="P3"><text:span text:style-name="T15">une affiche papier permettant de communiquer au mieux, de façon synthétique, auprès de divers publics</text:span></text:p>
            <text:p text:style-name="P3"><text:span text:style-name="T15">(professionnels, étudiants, enseignants...).</text:span></text:p>
            <text:p text:style-name="P1"/>
            <text:p text:style-name="P3"><text:span text:style-name="T15">JALON 4 : Livrable " Présentation point d'avancement technique", vous devrez présenter oralement et à l’aide de</text:span></text:p>
            <text:p text:style-name="P3"><text:span text:style-name="T15">tout support de votre choix votre avancement technique, vos choix, votre organisation en ajoutant une analyse</text:span></text:p>
            <text:p text:style-name="P3"><text:span text:style-name="T15">relative à la ressources R5.cyber.11.</text:span></text:p>
            <text:p text:style-name="P1"/>
            <text:p text:style-name="P1"/>
            <text:p text:style-name="P3"><text:span text:style-name="T15">JALON 5 : Livrable "analyse de risque", en liaison avec le ressource R5.cyber.12 au cours de laquelle vous aurez</text:span></text:p>
            <text:p text:style-name="P3"><text:span text:style-name="T15">abordé les éléments théoriques, vous devrez effectuer une mise en pratique dans le cadre de votre projet.</text:span></text:p>
            <text:p text:style-name="P1"/>
            <text:p text:style-name="P3"><text:span text:style-name="T15">JALON 6 : Livrable "évaluation du processus projet", vous devrez ici donner les éléments d'organisation internes</text:span></text:p>
            <text:p text:style-name="P3"><text:span text:style-name="T15">que vous avez mis en œuvre pour atteindre vos objectifs : répartition effective des tâches, comptes rendus de</text:span></text:p>
            <text:p text:style-name="P3"><text:span text:style-name="T15">réunions, notes techniques, prises de décisions, ajustements du planning prévisionnel …</text:span></text:p>
            <text:p text:style-name="P1"/>
            <text:p text:style-name="P3"><text:span text:style-name="T15">JALON 7 Livrable "mémoire du projet" : document reprenant l'ensemble des éléments de votre projet <text:s/>voir les</text:span></text:p>
            <text:p text:style-name="P3"><text:span text:style-name="T15">éléments de cadrages dans la section qui s'y rapporte dans ce document.</text:span></text:p>
            <text:p text:style-name="P1"/>
            <text:p text:style-name="P3"><text:span text:style-name="T15">JALON 8 (jury final) : plusieurs attendus :</text:span></text:p>
            <text:p text:style-name="P3"><text:span text:style-name="T15">- Présentation orale "finale client" au cours de laquelle vous vous placerez dans une présentation de</text:span></text:p>
            <text:p text:style-name="P3"><text:span text:style-name="T15">votre projet à un potentiel client/investisseur dans l'objectif de le convaincre de l’intérêt et la qualité</text:span></text:p>
            <text:p text:style-name="P3"><text:span text:style-name="T15">globale de votre projet. Vous devrez mettre en avant votre projet en abordant des éléments</text:span></text:p>
            <text:p text:style-name="P3"><text:span text:style-name="T15">d'organisation, financiers, de développement durable et techniques (à destination d'un public non</text:span></text:p>
            <text:p text:style-name="P3"><text:span text:style-name="T15">averti techniquement). Vous présenterez également une vidéo de démonstration (cf ci-dessous)</text:span></text:p>
            <text:p text:style-name="P3"><text:span text:style-name="T15">- Livrable "vidéo de démonstration", dans laquelle vous présenterez une démonstration du</text:span></text:p>
            <text:p text:style-name="P3"><text:span text:style-name="T15">fonctionnement de votre projet et de son utilité. Vous n'aborderez pas le détail du fonctionnement</text:span></text:p>
            <text:p text:style-name="P3"><text:span text:style-name="T15">technique 'interne" ici.</text:span></text:p>
            <text:p text:style-name="P1"/>
            <text:p text:style-name="P3"><text:span text:style-name="T15">JALON 9 (jury final) : Présentation "POC démonstration", vous réaliserez une démonstration technique de votre</text:span></text:p>
            <text:p text:style-name="P3"><text:span text:style-name="T15">projet, en détaillant les éléments techniques de son fonctionnement (appui visuel de documents type Power</text:span></text:p>
            <text:p text:style-name="P3"><text:span text:style-name="T15">Point).</text:span></text:p>
            <text:p text:style-name="P10"/>
            <text:p text:style-name="P78"><text:span text:style-name="T19">Proposition de rétro planning – définition de DEADLINES :</text:span></text:p>
            <text:p text:style-name="P78"><text:span text:style-name="T15">- Dimanche 1 juin 2025<text:tab/><text:tab/><text:tab/>livrable 7 à 9 terminés</text:span></text:p>
            <text:p text:style-name="P78"><text:span text:style-name="T15">- Lundi 19 mai 2025<text:tab/><text:tab/><text:tab/>point d'étape livrable 7 à 9</text:span></text:p>
            <text:p text:style-name="P78"><text:span text:style-name="T15">- Dimanche 4 mai 2025<text:tab/><text:tab/><text:tab/>livrable 5 et 6 terminés</text:span></text:p>
            <text:p text:style-name="P78"><text:span text:style-name="T15">- Lundi 14 avril 2025<text:tab/><text:tab/><text:tab/>point d'étape livrable 5 et 6</text:span></text:p>
            <text:p text:style-name="P78"><text:span text:style-name="T15">- Lundi 31 mars 2025<text:tab/><text:tab/><text:tab/>point d'étape livrable 5 et 6</text:span></text:p>
            <text:p text:style-name="P78"><text:span text:style-name="T15">- Lundi 10 mars 2025<text:tab/><text:tab/><text:tab/>point d'étape livrable 5 et 6</text:span></text:p>
            <text:p text:style-name="P78"><text:span text:style-name="T15">- Lundi 24 février 2025<text:tab/><text:tab/><text:tab/>point d'étape livrable 5 et 6</text:span></text:p>
            <text:p text:style-name="P78"><text:span text:style-name="T15">- Dimanche 9 février 2025<text:tab/><text:tab/>livrable 4 terminé</text:span></text:p>
            <text:p text:style-name="P78"><text:span text:style-name="T15">- Lundi 3 février 2025<text:tab/><text:tab/><text:tab/>point d'étape livrable 5 et 6</text:span></text:p>
            <text:p text:style-name="P78"><text:span text:style-name="T15">- Dimanche 12 janvier 2025<text:tab/><text:tab/>livrable 3 terminé</text:span></text:p>
            <text:p text:style-name="P78"><text:span text:style-name="T15">- Lundi 30 décembre 2024<text:tab/><text:tab/>point d'étape livrable 3</text:span></text:p>
            <text:p text:style-name="P78"><text:span text:style-name="T15">- Lundi 16 décembre 2024<text:tab/><text:tab/>point d'étape livrable 3</text:span></text:p>
            <text:p text:style-name="P78"><text:span text:style-name="T15">- Dimanche 24 novembre 2024<text:tab/><text:tab/>livrable 2 terminé</text:span></text:p>
            <text:p text:style-name="P78"><text:span text:style-name="T15">- Lundi 11 novembre 2024<text:tab/><text:tab/>point d'étape livrable 2</text:span></text:p>
            <text:p text:style-name="P78"><text:span text:style-name="T15">- 05/11/2024<text:tab/><text:tab/><text:tab/><text:tab/>bah, rendu de ça, faut aller se faire se foutre (livrable 1 – fiche PT)</text:span></text:p>
            <text:p text:style-name="P79"><text:span text:style-name="T15">⇒ Tranche de deux semaines, réparties entre des points d’étapes et les jalons</text:span></text:p>
            <text:p text:style-name="P78"><text:span text:style-name="T15"><text:line-break/></text:span></text:p>
            <text:p text:style-name="P80"/>
            <text:p text:style-name="P10"/>
          </table:table-cell>
        </table:table-row>
        <table:table-row table:style-name="Table1.12">
          <table:table-cell table:style-name="Table1.A21" office:value-type="string">
            <text:p text:style-name="P7"><text:span text:style-name="T2">Qualité</text:span></text:p>
          </table:table-cell>
          <table:table-cell table:style-name="Table1.B21" office:value-type="string">
            <text:p text:style-name="P85"><text:bookmark text:name="_dna4r28gpbn3"/><text:span text:style-name="T15">1. Critères d'acceptation</text:span></text:p>
            <text:list xml:id="list551172124" text:style-name="WWNum3">
              <text:list-item>
                <text:p text:style-name="P28"><text:span text:style-name="T16">Fonctionnalités complètes</text:span><text:span text:style-name="T15"> : Le site doit inclure toutes les fonctionnalités prévues (gestion des produits, panier, paiement sécurisé, etc.) et être testé.</text:span></text:p>
              </text:list-item>
              <text:list-item>
                <text:p text:style-name="P45"><text:span text:style-name="T16">Performance et sécurité</text:span><text:span text:style-name="T15"> : Temps de chargement rapides, conformité aux normes de sécurité (PCI DSS, RGPD).</text:span></text:p>
              </text:list-item>
              <text:list-item>
                <text:p text:style-name="P45"><text:span text:style-name="T16">Expérience utilisateur</text:span><text:span text:style-name="T15"> : Interface fluide, responsive et intuitive sur tous les appareils.</text:span></text:p>
              </text:list-item>
              <text:list-item>
                <text:p text:style-name="P45"><text:span text:style-name="T16">Conformité légale</text:span><text:span text:style-name="T15"> : Respect des obligations légales (CGV, mentions légales).</text:span></text:p>
              </text:list-item>
              <text:list-item>
                <text:p text:style-name="P62"><text:span text:style-name="T16">Respect des délais et du budget</text:span><text:span text:style-name="T15"> : Livraison dans les temps et sans dépassement significatif des coûts.</text:span></text:p>
              </text:list-item>
            </text:list>
            <text:p text:style-name="P86"><text:bookmark text:name="_nhd2g9bqxhbp"/><text:span text:style-name="T15">Procédure d'acceptation</text:span></text:p>
            <text:list xml:id="list386342867" text:style-name="WWNum2">
              <text:list-item>
                <text:p text:style-name="P29"><text:span text:style-name="T16">Tests de validation fonctionnelle si possible</text:span><text:span text:style-name="T15"> : Vérification des fonctionnalités par l'équipe technique.</text:span></text:p>
              </text:list-item>
              <text:list-item>
                <text:p text:style-name="P46"><text:span text:style-name="T16">Démonstration</text:span><text:span text:style-name="T15"> : Présentation du site pour valider les fonctionnalités et la sécurité.</text:span></text:p>
              </text:list-item>
              <text:list-item>
                <text:p text:style-name="P46"><text:span text:style-name="T16">Tests utilisateurs</text:span><text:span text:style-name="T15"> : Feedback des utilisateurs pour valider l'ergonomie.</text:span></text:p>
              </text:list-item>
              <text:list-item>
                <text:p text:style-name="P63"><text:span text:style-name="T16">Documentation</text:span><text:span text:style-name="T15"> : Fourniture des guides et rapports de tests, ainsi que de la documentation technique détaillée du projet</text:span></text:p>
              </text:list-item>
            </text:list>
            <text:p text:style-name="P73"/>
            <text:p text:style-name="P10"/>
          </table:table-cell>
        </table:table-row>
        <table:table-row table:style-name="Table1.17">
          <table:table-cell table:style-name="Table1.A22" office:value-type="string">
            <text:p text:style-name="P7"><text:span text:style-name="T3">Gestion des modifications et</text:span></text:p>
            <text:p text:style-name="P7"><text:span text:style-name="T3">des itérations</text:span></text:p>
          </table:table-cell>
          <table:table-cell table:style-name="Table1.B22" office:value-type="string">
            <text:p text:style-name="P8"><text:span text:style-name="T4">Définir une procédure de gestion des modifications du projet</text:span></text:p>
            <text:p text:style-name="P8"><text:span text:style-name="T4">Modification dans ses objectifs généraux</text:span></text:p>
            <text:p text:style-name="P8"><text:span text:style-name="T4">Modification dans le produit et les délivrables</text:span></text:p>
            <text:p text:style-name="P8"><text:span text:style-name="T4">Modification du planning et des délais</text:span></text:p>
            <text:p text:style-name="P8"><text:span text:style-name="T4">Modification des coûts et des budgets</text:span></text:p>
            <text:p text:style-name="P8"><text:span text:style-name="T4">Quelles sont les personnes habilitées à prendre les décisions ?</text:span></text:p>
          </table:table-cell>
        </table:table-row>
        <table:table-row table:style-name="Table1.23">
          <table:table-cell table:style-name="Table1.A23" office:value-type="string">
            <text:p text:style-name="P7"><text:span text:style-name="T3">Divers :</text:span></text:p>
          </table:table-cell>
          <table:table-cell table:style-name="Table1.B23" office:value-type="string">
            <text:p text:style-name="P14"><text:span text:style-name="T4">Autres informations qui vous semble important d’aborder et qui ne correspondent à aucun des champs ci-dessus</text:span></text:p>
          </table:table-cell>
        </table:table-row>
      </table:table>
      <text:p text:style-name="P6"/>
      <text:p text:style-name="P5"><text:span text:style-name="T15">JDR* = jeux de ro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exend" svg:font-family="Lexe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exend1" svg:font-family="Lexend"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C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Lexend" fo:font-family="Lexend" style:font-family-generic="roman" style:font-pitch="variable" fo:font-size="8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Lexend" fo:font-family="Lexend" style:font-family-generic="roman" style:font-pitch="variable" fo:font-size="8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0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exend" fo:font-family="Lexend" style:font-family-generic="roman" style:font-pitch="variable" fo:font-size="8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0pt" style:text-underline-style="none" fo:font-weight="bold"/>
    </style:style>
    <style:style style:name="ListLabel_20_56" style:display-name="ListLabel 56" style:family="text">
      <style:text-properties style:font-name="Arial" fo:font-family="Arial" style:font-family-generic="roman" style:font-pitch="variable" fo:font-size="10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Lexend" fo:font-family="Lexend" style:font-family-generic="roman" style:font-pitch="variable" fo:font-size="8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0pt" style:text-underline-style="none"/>
    </style:style>
    <style:style style:name="ListLabel_20_74" style:display-name="ListLabel 74" style:family="text">
      <style:text-properties style:font-name="Arial" fo:font-family="Arial" style:font-family-generic="roman" style:font-pitch="variable" fo:font-size="10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Lexend" fo:font-family="Lexend" style:font-family-generic="roman" style:font-pitch="variable" fo:font-size="8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Lexend" fo:font-family="Lexend" style:font-family-generic="roman" style:font-pitch="variable" fo:font-size="8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0pt" style:text-underline-style="none"/>
    </style:style>
    <style:style style:name="ListLabel_20_101" style:display-name="ListLabel 101" style:family="text">
      <style:text-properties style:font-name="Arial" fo:font-family="Arial" style:font-family-generic="roman" style:font-pitch="variable" fo:font-size="10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9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9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0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0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0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Lexend" fo:font-family="Lexend" style:font-family-generic="roman" style:font-pitch="variable" fo:font-size="8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2"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6528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erif" fo:font-size="9pt" fo:font-style="normal" style:text-underline-style="none" fo:font-weight="normal" style:font-name-asian="Liberation Serif1" style:font-size-asian="9pt" style:font-style-asian="normal" style:font-weight-asian="normal" style:font-name-complex="Liberation Serif1" style:font-size-complex="9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in" fo:margin-left="0.7874in" fo:margin-right="0.7874in" style:writing-mode="lr-tb" style:layout-grid-color="#c0c0c0" style:layout-grid-lines="2504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1.0457in" fo:margin-left="0in" fo:margin-right="0in" fo:margin-top="1.0063in" style:dynamic-spacing="true"/>
      </style:footer-style>
    </style:page-layout>
  </office:automatic-styles>
  <office:master-styles>
    <style:master-page style:name="Standard" style:page-layout-name="Mpm1">
      <style:header>
        <text:p text:style-name="MP1"><draw:frame draw:style-name="Mfr1" draw:name="image1.png" text:anchor-type="char" svg:x="5.7366in" svg:y="-0.4028in" svg:width="0.7917in" svg:height="0.5862in" draw:z-index="3"><draw:image xlink:href="Pictures/10000201000000680000004D4F1475F8E01FD991.png" xlink:type="simple" xlink:show="embed" xlink:actuate="onLoad" loext:mime-type="image/png"/><svg:desc>Une image contenant texte, Police, logo, Graphique

Description générée automatiquement</svg:desc></draw:frame><draw:frame draw:style-name="Mfr2" draw:name="image2.jpg" text:anchor-type="char" svg:x="0.1701in" svg:y="-0.4035in" svg:width="1.6299in" svg:height="0.5173in" draw:z-index="1"><draw:image xlink:href="Pictures/10000000000001EA0000009CAD7E3173A94277E3.jpg" xlink:type="simple" xlink:show="embed" xlink:actuate="onLoad" loext:mime-type="image/jpeg"/><svg:desc>Une image contenant texte, Police, capture d’écran, logo

Description générée automatiquement</svg:desc></draw:frame></text:p>
      </style:header>
      <style:footer>
        <text:p text:style-name="MP2"><text:span text:style-name="MT1">Fiche Projet PTUT / jalon 1 / BUT3 session 2025<text:tab/>P </text:span><text:page-number text:select-page="current">2</text:page-number><text:span text:style-name="MT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2" meta:paragraph-count="234" meta:word-count="2783" meta:character-count="17577" meta:non-whitespace-character-count="14728"/>
    <meta:generator>LibreOfficeDev/6.0.5.2$Linux_X86_64 LibreOffice_project/</meta:generator>
  </office:meta>
</office:document-meta>
</file>